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9.001cm" table:align="margins" style:writing-mode="lr-tb"/>
    </style:style>
    <style:style style:name="表1.A" style:family="table-column">
      <style:table-column-properties style:column-width="2.201cm" style:rel-column-width="7592*"/>
    </style:style>
    <style:style style:name="表1.B" style:family="table-column">
      <style:table-column-properties style:column-width="0.889cm" style:rel-column-width="3066*"/>
    </style:style>
    <style:style style:name="表1.C" style:family="table-column">
      <style:table-column-properties style:column-width="2.307cm" style:rel-column-width="7957*"/>
    </style:style>
    <style:style style:name="表1.D" style:family="table-column">
      <style:table-column-properties style:column-width="0.402cm" style:rel-column-width="1387*"/>
    </style:style>
    <style:style style:name="表1.F" style:family="table-column">
      <style:table-column-properties style:column-width="0.995cm" style:rel-column-width="3431*"/>
    </style:style>
    <style:style style:name="表1.H" style:family="table-column">
      <style:table-column-properties style:column-width="0.296cm" style:rel-column-width="1022*"/>
    </style:style>
    <style:style style:name="表1.M" style:family="table-column">
      <style:table-column-properties style:column-width="2.302cm" style:rel-column-width="7938*"/>
    </style:style>
    <style:style style:name="表1.A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1.B1" style:family="table-cell">
      <style:table-cell-properties fo:background-color="transparent" fo:padding="0.097cm" fo:border="none" style:writing-mode="page">
        <style:background-image/>
      </style:table-cell-properties>
    </style:style>
    <style:style style:name="表1.C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G1" style:family="table-cell">
      <style:table-cell-properties fo:background-color="transparent" fo:padding="0.097cm" fo:border="0.5pt solid #000000" style:writing-mode="page">
        <style:background-image/>
      </style:table-cell-properties>
    </style:style>
    <style:style style:name="表1.H1"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表1.J1"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A2" style:family="table-cell">
      <style:table-cell-properties fo:background-color="#000000" fo:padding="0.097cm" fo:border-left="0.5pt solid #000000" fo:border-right="0.5pt solid #000000" fo:border-top="none" fo:border-bottom="none" style:writing-mode="page">
        <style:background-image/>
      </style:table-cell-properties>
    </style:style>
    <style:style style:name="表1.C2" style:family="table-cell">
      <style:table-cell-properties fo:background-color="#000000" fo:padding="0.097cm" fo:border-left="0.5pt solid #000000" fo:border-right="none" fo:border-top="none" fo:border-bottom="none" style:writing-mode="page">
        <style:background-image/>
      </style:table-cell-properties>
    </style:style>
    <style:style style:name="表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G2" style:family="table-cell">
      <style:table-cell-properties fo:background-color="#000000" fo:padding="0.097cm" fo:border-left="0.5pt solid #000000" fo:border-right="0.5pt solid #000000" fo:border-top="none" fo:border-bottom="0.5pt solid #000000" style:writing-mode="page">
        <style:background-image/>
      </style:table-cell-properties>
    </style:style>
    <style:style style:name="表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G3" style:family="table-cell">
      <style:table-cell-properties fo:background-color="transparent" fo:padding="0.097cm" fo:border="0.05pt solid #000000" style:writing-mode="page">
        <style:background-image/>
      </style:table-cell-properties>
    </style:style>
    <style:style style:name="表1.G4" style:family="table-cell">
      <style:table-cell-properties fo:background-color="#000000" fo:padding="0.097cm" fo:border-left="0.05pt solid #000000" fo:border-right="0.05pt solid #000000" fo:border-top="none" fo:border-bottom="0.05pt solid #000000" style:writing-mode="page">
        <style:background-image/>
      </style:table-cell-properties>
    </style:style>
    <style:style style:name="表1.G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4.393cm" fo:margin-left="2.323cm" table:align="left" style:writing-mode="lr-tb"/>
    </style:style>
    <style:style style:name="表2.A" style:family="table-column">
      <style:table-column-properties style:column-width="1.482cm"/>
    </style:style>
    <style:style style:name="表2.B" style:family="table-column">
      <style:table-column-properties style:column-width="4.128cm"/>
    </style:style>
    <style:style style:name="表2.C" style:family="table-column">
      <style:table-column-properties style:column-width="5.8cm"/>
    </style:style>
    <style:style style:name="表2.D" style:family="table-column">
      <style:table-column-properties style:column-width="2.985cm"/>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D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8.985cm" table:align="right" style:writing-mode="lr-tb"/>
    </style:style>
    <style:style style:name="表3.A" style:family="table-column">
      <style:table-column-properties style:column-width="2.709cm"/>
    </style:style>
    <style:style style:name="表3.B" style:family="table-column">
      <style:table-column-properties style:column-width="4.699cm"/>
    </style:style>
    <style:style style:name="表3.C" style:family="table-column">
      <style:table-column-properties style:column-width="11.576cm"/>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C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2.891cm" fo:margin-left="2.831cm" table:align="left" style:writing-mode="lr-tb"/>
    </style:style>
    <style:style style:name="表4.A" style:family="table-column">
      <style:table-column-properties style:column-width="1.503cm"/>
    </style:style>
    <style:style style:name="表4.B" style:family="table-column">
      <style:table-column-properties style:column-width="1.461cm"/>
    </style:style>
    <style:style style:name="表4.C" style:family="table-column">
      <style:table-column-properties style:column-width="1.397cm"/>
    </style:style>
    <style:style style:name="表4.D" style:family="table-column">
      <style:table-column-properties style:column-width="3.048cm"/>
    </style:style>
    <style:style style:name="表4.E" style:family="table-column">
      <style:table-column-properties style:column-width="5.482cm"/>
    </style:style>
    <style:style style:name="表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E1" style:family="table-cell">
      <style:table-cell-properties fo:background-color="transparent" fo:padding="0cm" fo:border="0.5pt solid #000000" style:writing-mode="page">
        <style:background-image/>
      </style:table-cell-properties>
    </style:style>
    <style:style style:name="表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A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 style:family="table">
      <style:table-properties style:width="19.001cm" table:align="margins" style:writing-mode="lr-tb"/>
    </style:style>
    <style:style style:name="表5.A" style:family="table-column">
      <style:table-column-properties style:column-width="2.201cm" style:rel-column-width="7592*"/>
    </style:style>
    <style:style style:name="表5.B" style:family="table-column">
      <style:table-column-properties style:column-width="2.392cm" style:rel-column-width="8249*"/>
    </style:style>
    <style:style style:name="表5.C" style:family="table-column">
      <style:table-column-properties style:column-width="3.302cm" style:rel-column-width="11388*"/>
    </style:style>
    <style:style style:name="表5.D" style:family="table-column">
      <style:table-column-properties style:column-width="11.105cm" style:rel-column-width="38306*"/>
    </style:style>
    <style:style style:name="表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D1" style:family="table-cell">
      <style:table-cell-properties fo:background-color="transparent" fo:padding="0cm" fo:border="0.5pt solid #000000" style:writing-mode="page">
        <style:background-image/>
      </style:table-cell-properties>
    </style:style>
    <style:style style:name="表5.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 style:family="table">
      <style:table-properties style:width="19.001cm" table:align="margins" style:writing-mode="lr-tb"/>
    </style:style>
    <style:style style:name="表6.A" style:family="table-column">
      <style:table-column-properties style:column-width="2.201cm" style:rel-column-width="7592*"/>
    </style:style>
    <style:style style:name="表6.B" style:family="table-column">
      <style:table-column-properties style:column-width="3.006cm" style:rel-column-width="10366*"/>
    </style:style>
    <style:style style:name="表6.C" style:family="table-column">
      <style:table-column-properties style:column-width="2.794cm" style:rel-column-width="9636*"/>
    </style:style>
    <style:style style:name="表6.D" style:family="table-column">
      <style:table-column-properties style:column-width="11cm" style:rel-column-width="37941*"/>
    </style:style>
    <style:style style:name="表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D1" style:family="table-cell">
      <style:table-cell-properties fo:background-color="transparent" fo:padding="0cm" fo:border="0.5pt solid #000000" style:writing-mode="page">
        <style:background-image/>
      </style:table-cell-properties>
    </style:style>
    <style:style style:name="表6.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 style:family="table">
      <style:table-properties style:width="19.001cm" table:align="margins" style:writing-mode="lr-tb"/>
    </style:style>
    <style:style style:name="表7.A" style:family="table-column">
      <style:table-column-properties style:column-width="2.709cm" style:rel-column-width="9344*"/>
    </style:style>
    <style:style style:name="表7.B" style:family="table-column">
      <style:table-column-properties style:column-width="2.096cm" style:rel-column-width="7227*"/>
    </style:style>
    <style:style style:name="表7.C" style:family="table-column">
      <style:table-column-properties style:column-width="3.387cm" style:rel-column-width="11680*"/>
    </style:style>
    <style:style style:name="表7.D" style:family="table-column">
      <style:table-column-properties style:column-width="10.809cm" style:rel-column-width="37284*"/>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cm" fo:border="0.5pt solid #000000" style:writing-mode="page">
        <style:background-image/>
      </style:table-cell-properties>
    </style:style>
    <style:style style:name="表7.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8" style:family="table">
      <style:table-properties style:width="19.001cm" table:align="margins" style:writing-mode="lr-tb"/>
    </style:style>
    <style:style style:name="表8.A" style:family="table-column">
      <style:table-column-properties style:column-width="1.905cm" style:rel-column-width="6570*"/>
    </style:style>
    <style:style style:name="表8.C" style:family="table-column">
      <style:table-column-properties style:column-width="3.281cm" style:rel-column-width="11315*"/>
    </style:style>
    <style:style style:name="表8.D" style:family="table-column">
      <style:table-column-properties style:column-width="11.91cm" style:rel-column-width="41080*"/>
    </style:style>
    <style:style style:name="表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D1" style:family="table-cell">
      <style:table-cell-properties fo:background-color="transparent" fo:padding="0cm" fo:border="0.5pt solid #000000" style:writing-mode="page">
        <style:background-image/>
      </style:table-cell-properties>
    </style:style>
    <style:style style:name="表8.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P2" style:family="paragraph" style:parent-style-name="Footer">
      <style:text-properties style:font-name="メイリオ" fo:font-size="9pt" style:font-name-asian="メイリオ" style:font-size-asian="9pt" style:font-size-complex="9pt"/>
    </style:style>
    <style:style style:name="P3"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rsid="02299481" officeooo:paragraph-rsid="02d05d99" style:font-name-asian="メイリオ" style:font-size-asian="9pt" style:language-asian="ja" style:country-asian="JP" style:font-size-complex="9pt"/>
    </style:style>
    <style:style style:name="P13" style:family="paragraph" style:parent-style-name="Standard">
      <style:paragraph-properties fo:line-height="0.423cm" fo:text-align="center"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rsid="02299481" officeooo:paragraph-rsid="02f99ed5"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19"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20"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21"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22"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23"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66b3" style:font-name="メイリオ" fo:font-size="9pt" officeooo:rsid="02299481" officeooo:paragraph-rsid="02d05d99"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font-variant="normal" fo:text-transform="none" fo:color="#000000" style:font-name="メイリオ" fo:font-size="9pt" fo:letter-spacing="normal" style:font-name-asian="メイリオ" style:font-size-asian="9pt" style:language-asian="ja" style:country-asian="JP" style:font-style-asian="normal" style:font-weight-asian="normal" style:font-size-complex="9pt"/>
    </style:style>
    <style:style style:name="P27" style:family="paragraph" style:parent-style-name="Standard">
      <style:paragraph-properties fo:line-height="0.423cm" style:writing-mode="lr-tb"/>
      <style:text-properties fo:color="#2a6099" style:font-name="メイリオ" fo:font-size="9pt" officeooo:rsid="02299481" style:font-name-asian="メイリオ" style:font-size-asian="9pt" style:language-asian="ja" style:country-asian="JP" style:font-size-complex="9pt"/>
    </style:style>
    <style:style style:name="P2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d759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 style:family="paragraph" style:parent-style-name="Standard">
      <style:paragraph-properties fo:line-height="0.423cm"/>
      <style:text-properties style:font-name="メイリオ" fo:font-size="9pt" style:font-name-asian="メイリオ" style:font-size-asian="9pt" style:font-size-complex="9pt"/>
    </style:style>
    <style:style style:name="P34"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35"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36"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37"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38"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39"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40"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41"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42"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43"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44"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45"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46"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47"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48"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49"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50"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51" style:family="paragraph" style:parent-style-name="Standard">
      <style:paragraph-properties fo:line-height="0.423cm" fo:break-before="pag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5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b80ade" style:font-name-asian="メイリオ" style:font-size-asian="9pt" style:language-asian="ja" style:country-asian="JP" style:font-size-complex="9pt"/>
    </style:style>
    <style:style style:name="P5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2c2" style:font-name-asian="メイリオ" style:font-size-asian="9pt" style:language-asian="ja" style:country-asian="JP" style:font-size-complex="9pt"/>
    </style:style>
    <style:style style:name="P5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5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3c12c" style:font-name-asian="メイリオ" style:font-size-asian="9pt" style:language-asian="ja" style:country-asian="JP" style:font-size-complex="9pt"/>
    </style:style>
    <style:style style:name="P5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5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96a9f" style:font-name-asian="メイリオ" style:font-size-asian="9pt" style:language-asian="ja" style:country-asian="JP" style:font-size-complex="9pt"/>
    </style:style>
    <style:style style:name="P5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d5e58" style:font-name-asian="メイリオ" style:font-size-asian="9pt" style:language-asian="ja" style:country-asian="JP" style:font-size-complex="9pt"/>
    </style:style>
    <style:style style:name="P5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f31e0" style:font-name-asian="メイリオ" style:font-size-asian="9pt" style:language-asian="ja" style:country-asian="JP" style:font-size-complex="9pt"/>
    </style:style>
    <style:style style:name="P6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4f1ff" style:font-name-asian="メイリオ" style:font-size-asian="9pt" style:language-asian="ja" style:country-asian="JP" style:font-size-complex="9pt"/>
    </style:style>
    <style:style style:name="P6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97fda" style:font-name-asian="メイリオ" style:font-size-asian="9pt" style:language-asian="ja" style:country-asian="JP" style:font-size-complex="9pt"/>
    </style:style>
    <style:style style:name="P6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b80ade" style:font-name-asian="メイリオ" style:font-size-asian="9pt" style:language-asian="ja" style:country-asian="JP" style:font-size-complex="9pt"/>
    </style:style>
    <style:style style:name="P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2c2" style:font-name-asian="メイリオ" style:font-size-asian="9pt" style:language-asian="ja" style:country-asian="JP" style:font-size-complex="9pt"/>
    </style:style>
    <style:style style:name="P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4ae" style:font-name-asian="メイリオ" style:font-size-asian="9pt" style:language-asian="ja" style:country-asian="JP" style:font-size-complex="9pt"/>
    </style:style>
    <style:style style:name="P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3c12c" style:font-name-asian="メイリオ" style:font-size-asian="9pt" style:language-asian="ja" style:country-asian="JP" style:font-size-complex="9pt"/>
    </style:style>
    <style:style style:name="P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74891" style:font-name-asian="メイリオ" style:font-size-asian="9pt" style:language-asian="ja" style:country-asian="JP" style:font-size-complex="9pt"/>
    </style:style>
    <style:style style:name="P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96a9f" style:font-name-asian="メイリオ" style:font-size-asian="9pt" style:language-asian="ja" style:country-asian="JP" style:font-size-complex="9pt"/>
    </style:style>
    <style:style style:name="P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d5e58" style:font-name-asian="メイリオ" style:font-size-asian="9pt" style:language-asian="ja" style:country-asian="JP" style:font-size-complex="9pt"/>
    </style:style>
    <style:style style:name="P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f31e0" style:font-name-asian="メイリオ" style:font-size-asian="9pt" style:language-asian="ja" style:country-asian="JP" style:font-size-complex="9pt"/>
    </style:style>
    <style:style style:name="P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4f1ff" style:font-name-asian="メイリオ" style:font-size-asian="9pt" style:language-asian="ja" style:country-asian="JP" style:font-size-complex="9pt"/>
    </style:style>
    <style:style style:name="P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97fda" style:font-name-asian="メイリオ" style:font-size-asian="9pt" style:language-asian="ja" style:country-asian="JP" style:font-size-complex="9pt"/>
    </style:style>
    <style:style style:name="P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f6efb8" style:font-name-asian="メイリオ" style:font-size-asian="9pt" style:language-asian="ja" style:country-asian="JP" style:font-size-complex="9pt"/>
    </style:style>
    <style:style style:name="P74"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2299481" officeooo:paragraph-rsid="02b80ade" style:font-name-asian="メイリオ" style:font-size-asian="9pt" style:language-asian="ja" style:country-asian="JP" style:font-size-complex="9pt"/>
    </style:style>
    <style:style style:name="P75"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76"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77"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ec5d7" style:font-name-asian="メイリオ" style:font-size-asian="9pt" style:language-asian="ja" style:country-asian="JP" style:font-size-complex="9pt"/>
    </style:style>
    <style:style style:name="P78"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79" style:family="paragraph" style:parent-style-name="Standard">
      <style:paragraph-properties fo:margin-left="0cm" fo:margin-right="0cm" fo:line-height="0.423cm" fo:text-align="center" style:justify-single-word="false"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80"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81" style:family="paragraph" style:parent-style-name="Standard">
      <style:paragraph-properties fo:margin-left="0cm" fo:margin-right="0cm" fo:line-height="0.423cm" fo:text-indent="0cm" style:auto-text-indent="false" style:writing-mode="lr-tb"/>
      <style:text-properties fo:color="#ff0000" style:font-name="メイリオ" fo:font-size="9pt" officeooo:rsid="02299481" officeooo:paragraph-rsid="02b9a205" style:font-name-asian="メイリオ" style:font-size-asian="9pt" style:language-asian="ja" style:country-asian="JP" style:font-size-complex="9pt"/>
    </style:style>
    <style:style style:name="P82"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5738a" officeooo:paragraph-rsid="02c5738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72b35"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df9ba" officeooo:paragraph-rsid="02ddf9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f845a" officeooo:paragraph-rsid="02df84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0c6d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83106" officeooo:paragraph-rsid="02e831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bbc46" officeooo:paragraph-rsid="02ebbc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cdeab"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d759b" officeooo:paragraph-rsid="02ed759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e338b" officeooo:paragraph-rsid="02ee338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2ee338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Standard" style:list-style-name="L1">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111" style:family="paragraph" style:parent-style-name="Standard" style:list-style-name="L1">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112" style:family="paragraph" style:parent-style-name="Standard" style:list-style-name="L2">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113" style:family="paragraph" style:parent-style-name="Standard" style:list-style-name="L2">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114" style:family="paragraph" style:parent-style-name="Standard" style:list-style-name="L3">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115" style:family="paragraph" style:parent-style-name="Standard" style:list-style-name="L4">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116" style:family="paragraph" style:parent-style-name="Standard" style:list-style-name="L5">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117" style:family="paragraph" style:parent-style-name="Standard" style:list-style-name="L6">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118" style:family="paragraph" style:parent-style-name="Standard" style:list-style-name="L7">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119" style:family="paragraph" style:parent-style-name="Standard" style:list-style-name="L1">
      <style:paragraph-properties fo:line-height="0.423cm" style:writing-mode="lr-tb"/>
      <style:text-properties officeooo:paragraph-rsid="02a8111a"/>
    </style:style>
    <style:style style:name="P120" style:family="paragraph" style:parent-style-name="Standard" style:list-style-name="L7">
      <style:paragraph-properties fo:line-height="0.423cm" style:writing-mode="lr-tb"/>
    </style:style>
    <style:style style:name="P121"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officeooo:rsid="02c9f216" style:language-asian="ja" style:country-asian="JP"/>
    </style:style>
    <style:style style:name="T5" style:family="text">
      <style:text-properties officeooo:rsid="02e21314" style:language-asian="ja" style:country-asian="JP"/>
    </style:style>
    <style:style style:name="T6" style:family="text">
      <style:text-properties officeooo:rsid="02e36104" style:language-asian="ja" style:country-asian="JP"/>
    </style:style>
    <style:style style:name="T7" style:family="text">
      <style:text-properties officeooo:rsid="02e476a2" style:language-asian="ja" style:country-asian="JP"/>
    </style:style>
    <style:style style:name="T8" style:family="text">
      <style:text-properties officeooo:rsid="02e6f0ed" style:language-asian="ja" style:country-asian="JP"/>
    </style:style>
    <style:style style:name="T9" style:family="text">
      <style:text-properties officeooo:rsid="02ebbc46" style:language-asian="ja" style:country-asian="JP"/>
    </style:style>
    <style:style style:name="T10" style:family="text">
      <style:text-properties officeooo:rsid="02ecdeab" style:language-asian="ja" style:country-asian="JP"/>
    </style:style>
    <style:style style:name="T11" style:family="text">
      <style:text-properties officeooo:rsid="02ed759b" style:language-asian="ja" style:country-asian="JP"/>
    </style:style>
    <style:style style:name="T12" style:family="text">
      <style:text-properties officeooo:rsid="02ee338b" style:language-asian="ja" style:country-asian="JP"/>
    </style:style>
    <style:style style:name="T13" style:family="text">
      <style:text-properties fo:color="#ce181e"/>
    </style:style>
    <style:style style:name="T14" style:family="text">
      <style:text-properties fo:color="#ce181e" style:language-asian="ja" style:country-asian="JP"/>
    </style:style>
    <style:style style:name="T15" style:family="text">
      <style:text-properties fo:color="#ce181e" style:font-name="メイリオ" fo:font-size="9pt" officeooo:rsid="02aea516" style:font-name-asian="メイリオ" style:font-size-asian="9pt" style:language-asian="ja" style:country-asian="JP" style:font-size-complex="9pt"/>
    </style:style>
    <style:style style:name="T16" style:family="text">
      <style:text-properties fo:color="#0000ff"/>
    </style:style>
    <style:style style:name="T17" style:family="text">
      <style:text-properties fo:color="#000000" style:font-name="メイリオ" fo:font-size="9pt" officeooo:rsid="02299481" style:font-name-asian="メイリオ" style:font-size-asian="9pt" style:language-asian="ja" style:country-asian="JP" style:font-size-complex="9pt"/>
    </style:style>
    <style:style style:name="T18" style:family="text">
      <style:text-properties fo:color="#000000" style:font-name="メイリオ" fo:font-size="9pt" officeooo:rsid="02accf8c" style:font-name-asian="メイリオ" style:font-size-asian="9pt" style:language-asian="ja" style:country-asian="JP" style:font-size-complex="9pt"/>
    </style:style>
    <style:style style:name="T19" style:family="text">
      <style:text-properties officeooo:rsid="02b2e4d2"/>
    </style:style>
    <style:style style:name="T20" style:family="text">
      <style:text-properties fo:font-variant="normal" fo:text-transform="none" fo:letter-spacing="normal" style:font-style-asian="normal" style:font-weight-asian="normal"/>
    </style:style>
    <style:style style:name="T21" style:family="text">
      <style:text-properties fo:font-variant="normal" fo:text-transform="none" fo:letter-spacing="normal" style:language-asian="ja" style:country-asian="JP" style:font-style-asian="normal" style:font-weight-asian="normal"/>
    </style:style>
    <style:style style:name="T22" style:family="text">
      <style:text-properties fo:color="#ff0000"/>
    </style:style>
    <style:style style:name="T23" style:family="text">
      <style:text-properties officeooo:rsid="02e0c6d6"/>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40">はじめに</text:p>
      <text:p text:style-name="P34"/>
      <text:p text:style-name="P41">この文章は RISC-V の命令マニュアルを @shibatchii がRISC-Vアーキテクチャ勉強のためメモしながら訳しているものです。</text:p>
      <text:p text:style-name="P41">原文は <text:a xlink:type="simple" xlink:href="https://riscv.org/specifications/" text:style-name="Internet_20_link" text:visited-style-name="Visited_20_Internet_20_Link">https://riscv.org/specifications/</text:a> にある riscv-privileged-v1.10.pdf です。</text:p>
      <text:p text:style-name="P41"/>
      <text:p text:style-name="P41">原文のライセンス表示</text:p>
      <text:p text:style-name="P41">”The RISC-V Instruction Set Manual, Volume II: Privileged Architecture, Version</text:p>
      <text:p text:style-name="P21">1.10", Editors Andrew Waterman and Krste Asanovi#c, RISC-V Foundation, May 2017.</text:p>
      <text:p text:style-name="P41"/>
      <text:p text:style-name="P41">Creative Commons Attribution 4.0 International License</text:p>
      <text:p text:style-name="P41"/>
      <text:p text:style-name="P41"/>
      <text:p text:style-name="P41">この日本語訳のライセンスも原文のライセンスを引き継いで</text:p>
      <text:p text:style-name="P46">RISC-V命令セットマニュアル 第二巻：特権付きアーキテクチャ、文書 1.10版 日本語訳 @shibatchii</text:p>
      <text:p text:style-name="P45">Creative Commons Attribution 4.0 International License</text:p>
      <text:p text:style-name="P45">です。</text:p>
      <text:p text:style-name="P45"/>
      <text:p text:style-name="P45"><text:a xlink:type="simple" xlink:href="https://github.com/shibatchii/RISC-V" text:style-name="Internet_20_link" text:visited-style-name="Visited_20_Internet_20_Link">https://github.com/shibatchii/RISC-V</text:a></text:p>
      <text:p text:style-name="P47">に置いてあります。</text:p>
      <text:p text:style-name="P47"/>
      <text:p text:style-name="P45"/>
      <text:p text:style-name="P42">英語は得意でないので誤訳等あるかもしれません。ご指摘歓迎です。</text:p>
      <text:p text:style-name="P42">Twitter: @shibatchii</text:p>
      <text:p text:style-name="P42"/>
      <text:p text:style-name="P42">Google翻訳、Bing翻訳、Webilo翻訳、Exclite翻訳 を併用しながら翻訳し、勉強しています。</text:p>
      <text:p text:style-name="P42"/>
      <text:p text:style-name="P37">まずは意味が分からないところもあるかもしれませんが、ざっくり訳して2周位回ればまともになるかなと。</text:p>
      <text:p text:style-name="P43">体裁とかは後で整えようと思います。</text:p>
      <text:p text:style-name="P42"/>
      <text:p text:style-name="P42"/>
      <text:p text:style-name="P42">文章は以下の様に色分けしてます。</text:p>
      <text:p text:style-name="P42"/>
      <text:p text:style-name="P42">黒文字：翻訳した文書。</text:p>
      <text:p text:style-name="P42"><text:span text:style-name="T13">赤文字</text:span>：@shibatchiiコメント。わからないところとか、こう解釈したとか。</text:p>
      <text:p text:style-name="P42"><text:span text:style-name="T16">青文字</text:span>：RISC-Vにあまり関係なし。訳した日付とか、集中力が切れた時に書くヨタ話とか。</text:p>
      <text:p text:style-name="P42"/>
      <text:p text:style-name="P44"/>
      <text:p text:style-name="P42">2018/09/28 <text:s/>@shibatchii</text:p>
      <text:p text:style-name="P42"/>
      <text:p text:style-name="P48"/>
      <text:p text:style-name="P35"/>
      <text:p text:style-name="P35"/>
      <text:p text:style-name="P35"/>
      <text:p text:style-name="P35"/>
      <text:p text:style-name="P35"/>
      <text:p text:style-name="P35">RISC-V命令セットマニュアル第2巻：特権付きアーキテクチャ</text:p>
      <text:p text:style-name="P35">特権アーキテクチャバージョン1.10</text:p>
      <text:p text:style-name="P35">ドキュメントバージョン1.10</text:p>
      <text:p text:style-name="P35"/>
      <text:p text:style-name="P35">警告！ このドラフト仕様は、RISC-V <text:span text:style-name="T2">財団</text:span>によって標準として承認される前に変更される可能性があります。</text:p>
      <text:p text:style-name="P36">編集者はこの仕様の今後の変更が順方向互換になるよう意図していますが、</text:p>
      <text:p text:style-name="P36">この仕様書の実装が将来の標準に準拠しない可能性があります。</text:p>
      <text:p text:style-name="P35"/>
      <text:p text:style-name="P35">編集者：<text:span text:style-name="T1">アンドリュー ウォーターマン</text:span><text:span text:style-name="T2">1</text:span>、<text:span text:style-name="T1">クレステ アサノビッチ</text:span><text:span text:style-name="T2">1,2</text:span></text:p>
      <text:p text:style-name="P35"><text:span text:style-name="T2">1</text:span>SiFive Inc.、</text:p>
      <text:p text:style-name="P35"><text:span text:style-name="T2">2</text:span>カリフォルニア大学バークレー校EECS学科CS課</text:p>
      <text:p text:style-name="P35">andrew@sifive.com、krste@berkeley.edu</text:p>
      <text:p text:style-name="P35">2017年5月7日</text:p>
      <text:p text:style-name="P35"/>
      <text:p text:style-name="P39"/>
      <text:p text:style-name="P49"/>
      <text:p text:style-name="P38"/>
      <text:p text:style-name="P19">アルファベット順の仕様全バージョン貢献者（訂正があれば編集者に連絡してください）：</text:p>
      <text:p text:style-name="P19">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19"/>
      <text:p text:style-name="P19">このドキュメントはクリエイティブコモンズ帰属4.0国際ライセンスの下で公開されています。</text:p>
      <text:p text:style-name="P19"/>
      <text:p text:style-name="P20">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19"/>
      <text:p text:style-name="P20">次のように引用してください：「RISC-V命令セットマニュアル、第2巻：特権アーキテクチャ、バージョン 1.10」、編集者アンドリュー・ウォーターマンとクレステ・アサノビック、RISC-V 財団、2017年5月。</text:p>
      <text:p text:style-name="P33"/>
      <text:p text:style-name="P33"/>
      <text:p text:style-name="P22"><text:span text:style-name="T14">配布条件はこれですね。</text:span><text:a xlink:type="simple" xlink:href="https://creativecommons.org/licenses/by/4.0/deed.ja" text:style-name="Internet_20_link" text:visited-style-name="Visited_20_Internet_20_Link"><text:span text:style-name="T13">https://creativecommons.org/licenses/by/4.0/deed.ja</text:span></text:a></text:p>
      <text:p text:style-name="P16">制限が少ない大変良いですね。</text:p>
      <text:p text:style-name="P3"/>
      <text:p text:style-name="P23">--2018/10/12</text:p>
      <text:p text:style-name="P4"/>
      <text:p text:style-name="P4"/>
      <text:p text:style-name="P4"/>
      <text:p text:style-name="P50"/>
      <text:p text:style-name="P4">序文</text:p>
      <text:p text:style-name="P4"/>
      <text:p text:style-name="P4">これは、RISC-V特権アーキテクチャ提案のバージョン1.10です。</text:p>
      <text:p text:style-name="P4">  バージョン1.9.1からの変更点：</text:p>
      <text:p text:style-name="P4"/>
      <text:list xml:id="list600156538" text:style-name="L1">
        <text:list-item>
          <text:p text:style-name="P110">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p>
        </text:list-item>
        <text:list-item>
          <text:p text:style-name="P110">シャドーCSRアドレスに関する明示的な規則は、CSRスペースを再利用するために削除されました。</text:p>
          <text:p text:style-name="P110">シャドーCSRsは、必要に応じて追加することができます。</text:p>
        </text:list-item>
        <text:list-item>
          <text:p text:style-name="P111">mvendoridレジスタには、財団が提供するコードとは対照的に、コアプロバイダのJEDECコードが含まれるようになりました。</text:p>
          <text:p text:style-name="P119"><text:span text:style-name="T17">これにより、財団からの冗長性とオフロード作業が回避されます。 </text:span><text:span text:style-name="T15">←JEDECコードってなんじゃろ？</text:span></text:p>
        </text:list-item>
      </text:list>
      <text:list xml:id="list2867189647" text:style-name="L2">
        <text:list-item>
          <text:p text:style-name="P112">割込み可能なスタック規律は単純化されています。</text:p>
        </text:list-item>
        <text:list-item>
          <text:p text:style-name="P112">監督者モードとユーザモードで使用されるベースISAを変更するためのオプションのメカニズムがmstatus CSRに追加されました。misa の以前にBaseと呼ばれていたフィールドは、整合性のためにMXLに改名されました。</text:p>
        </text:list-item>
        <text:list-item>
          <text:p text:style-name="P112">mstatusの追加の拡張状態のステータスフィールドを要約するためにXSを使用することを明確にしました。</text:p>
        </text:list-item>
        <text:list-item>
          <text:p text:style-name="P112">mtvecおよびstvec CSRsには、オプションのベクタ割り込みのサポートが追加されています。</text:p>
        </text:list-item>
        <text:list-item>
          <text:p text:style-name="P112">mip CSRのSEIPビットとUEIPビットは、外部割り込みのソフトウェア注入をサポートするために再定義されています。</text:p>
        </text:list-item>
        <text:list-item>
          <text:p text:style-name="P112">mbadaddrレジスタはより一般的なmtvalレジスタに含まれています。これにより、命令エミュレーションの速度を上げるために不正な命令フォルトで不良命令ビットを取り込むことができます。</text:p>
        </text:list-item>
        <text:list-item>
          <text:p text:style-name="P113">仮想メモリ構成をsptbr（now satp）に移行する過程の一環として、マシンモードのベースと境界の変換と保護のスキームが仕様から削除されました。</text:p>
          <text:p text:style-name="P113">ベースとバインドされたスキームのモチベーションのいくつかはPMPレジスタでカバーされていますが、mstatusで利用可能なまま残っていれば、後で役立ちます。</text:p>
        </text:list-item>
      </text:list>
      <text:list xml:id="list2759570698" text:style-name="L3">
        <text:list-item>
          <text:p text:style-name="P114">Mモードのみ、またはMモードとUモードの両方でUモードトラップをサポートしていないシステムでは、medelegレジスタとmidelegレジスタは存在しませんでしたが、以前はゼロを返していました。</text:p>
        </text:list-item>
        <text:list-item>
          <text:p text:style-name="P114">仮想メモリページ違反は、物理メモリアクセス例外とは別のmcause値を持つようになりました。</text:p>
        </text:list-item>
      </text:list>
      <text:p text:style-name="P5"><text:s text:c="5"/>ページ違反例外は、PMAおよびPMPチェックによって生成された例外を委任することなく、</text:p>
      <text:p text:style-name="P5"><text:s text:c="5"/>Sモードに委任できるようになりました。</text:p>
      <text:list xml:id="list727708993" text:style-name="L4">
        <text:list-item>
          <text:p text:style-name="P115">オプションの物理メモリ保護（PMP）方式が提案されています。</text:p>
        </text:list-item>
        <text:list-item>
          <text:p text:style-name="P115">監督者の仮想メモリ構成は、mstatusレジスタからsptbrレジスタに移動されました。</text:p>
        </text:list-item>
      </text:list>
      <text:p text:style-name="P4">したがって、sptbrレジスタはsatp（監督者アドレスの転送と保護）に名前が変更され、広がった役割が反映されます。</text:p>
      <text:p text:style-name="P4"/>
      <text:p text:style-name="P17">↑レジスタ名は整理しとかないとどれがどれかわからなくなりそう。</text:p>
      <text:p text:style-name="P4"/>
      <text:p text:style-name="P50"/>
      <text:list xml:id="list1824309250" text:style-name="L5">
        <text:list-item>
          <text:p text:style-name="P116">改善されたSFENCE.VMA命令のために、SFENCE.VM命令が削除されました。</text:p>
        </text:list-item>
        <text:list-item>
          <text:p text:style-name="P116">mstatusビットMXRはsstatusを介してSモードにさらされています。</text:p>
        </text:list-item>
        <text:list-item>
          <text:p text:style-name="P116">sstatusのPUMビットの極性は、MXRを含むコードシーケンスを短縮するために反転されています。</text:p>
        </text:list-item>
      </text:list>
      <text:p text:style-name="P4"><text:s text:c="5"/>ビットの名前がSUMに変更されました。</text:p>
      <text:list xml:id="list3566464413" text:style-name="L6">
        <text:list-item>
          <text:p text:style-name="P117">ページテーブルエントリのハードウェア管理AccessedビットとDirtyビットはオプションです。簡単な実装では、ソフトウェアをトラップして設定することができます。</text:p>
        </text:list-item>
        <text:list-item>
          <text:p text:style-name="P117">カウンタイネーブル方式が変更されたため、SモードはカウンタのUモードへの可用性を制御できます。</text:p>
        </text:list-item>
        <text:list-item>
          <text:p text:style-name="P117">Sモードでの再帰的仮想化サポートに焦点を当てているため、Hモードは削除されています。</text:p>
        </text:list-item>
        <text:list-item>
          <text:p text:style-name="P117">エンコーディング空間は予約されており、後で再利用することができます。</text:p>
        </text:list-item>
        <text:list-item>
          <text:p text:style-name="P117">Sモード仮想メモリ管理操作をトラップして仮想化パフォーマンスを向上させるメカニズムが追加されました。</text:p>
        </text:list-item>
        <text:list-item>
          <text:p text:style-name="P117">監督者バイナリインターフェイス（SBI）の章が削除され、別の仕様として維持することができます。</text:p>
        </text:list-item>
      </text:list>
      <text:p text:style-name="P4"/>
      <text:p text:style-name="P4"/>
      <text:p text:style-name="P50"/>
      <text:p text:style-name="P4">バージョン1.9.1の序文</text:p>
      <text:p text:style-name="P4"/>
      <text:p text:style-name="P4">これは、RISC-V特権アーキテクチャ提案のバージョン1.9.1です。</text:p>
      <text:p text:style-name="P4">バージョン1.9からの変更点：</text:p>
      <text:p text:style-name="P4"/>
      <text:list xml:id="list3334680605" text:style-name="L7">
        <text:list-item>
          <text:p text:style-name="P118">解説セクションへの多数の追加と改良。</text:p>
        </text:list-item>
        <text:list-item>
          <text:p text:style-name="P118">設定文字列の提案を変更して、デバイスツリーストリングやフラット化されたデバイスツリーなどのさまざまなフォーマットをサポートする検索プロセスを使用します。</text:p>
        </text:list-item>
        <text:list-item>
          <text:p text:style-name="P120"><text:span text:style-name="T18">misa</text:span><text:span text:style-name="T17">は、ベースおよびサポートされているISA拡張の変更をサポートするように、オプションで書き込み可能になりました。</text:span></text:p>
          <text:p text:style-name="P120"><text:span text:style-name="T18">misa</text:span><text:span text:style-name="T17">のCSRアドレスが変更されました。</text:span></text:p>
        </text:list-item>
        <text:list-item>
          <text:p text:style-name="P120"><text:span text:style-name="T17">デバッグモードとデバッグCSR</text:span><text:span text:style-name="T18">s</text:span><text:span text:style-name="T17">の説明が追加されました。</text:span></text:p>
        </text:list-item>
        <text:list-item>
          <text:p text:style-name="P118">ハードウェアパフォーマンス監視スキームを追加しました。</text:p>
          <text:p text:style-name="P118">既存のハードウェアカウンタの処理を簡素化し、カウンタの特権バージョンと対応するデルタレジスタを削除しました。</text:p>
        </text:list-item>
        <text:list-item>
          <text:p text:style-name="P118">ユーザーレベルの割り込みがある場合のSPIEの説明が修正されました。</text:p>
        </text:list-item>
      </text:list>
      <text:p text:style-name="P4"/>
      <text:p text:style-name="P17">↑misaってなんだっけ。後で確認</text:p>
      <text:p text:style-name="P4"/>
      <text:p text:style-name="P4"/>
      <text:p text:style-name="P50"/>
      <text:p text:style-name="P24">-- 1ページ空き、次ページへ</text:p>
      <text:p text:style-name="P4"/>
      <text:p text:style-name="P4"/>
      <text:p text:style-name="P4"/>
      <text:p text:style-name="P50"/>
      <text:p text:style-name="P4">内容</text:p>
      <text:p text:style-name="P4"/>
      <text:p text:style-name="P4">序文</text:p>
      <text:p text:style-name="P4"/>
      <text:p text:style-name="P4">1 はじめに　　　　　　　　　　　　　　　　　　　　　　　　　　　　　　　　　　　　　　　　　　　　　　　　　　　　　1</text:p>
      <text:p text:style-name="P6"><text:s text:c="2"/>1.1 RISC-Vハードウェアプラットフォームの用語。 。 。 。 。 。 。 。 。 。 。 。 。 。 。 。 。 。 。 。 。 。 。 。 。 。 1</text:p>
      <text:p text:style-name="P6"><text:s text:c="2"/>1.2 RISC-V特権ソフトウェアスタック用語。 。 。 。 。 。 。 。 。 。 。 。 。 。 。 。 。 。 。 。 。 。 。 。 。 。 。 。 2</text:p>
      <text:p text:style-name="P4"><text:s text:c="2"/>1.3 特権レベル。 。 。 。 。 。 。 。 。 。 。 。 。 。 。 。 。 。 。 。 。 。 。 。 。 。 。 。 。 。 。 。 。 。 。 。 。 3</text:p>
      <text:p text:style-name="P4"><text:s text:c="2"/>1.4 デバッグモード。 。 。 。 。 。 。 。 。 。 。 。 。 。 。 。 。 。 。 。 。 。 。 。 。 。 。 。 。 。 。 。 。 。 。 。 5</text:p>
      <text:p text:style-name="P4"/>
      <text:p text:style-name="P4">2 制御およびステータスレジスタ（CSR）　　　　　　　　　　　　　　　　　　　　　　　　　　　　　　　　　　　　　　　7</text:p>
      <text:p text:style-name="P6"><text:s text:c="2"/>2.1 CSRアドレスマッピング規則。 。 。 。 。 。 。 。 。 。 。 。 。 。 。 。 。 。 。 。 。 。 。 。 。 。 。 。 。 。 。 7</text:p>
      <text:p text:style-name="P4"><text:s text:c="2"/>2.2 CSRリスト。 。 。 。 。 。 。 。 。 。 。 。 。 。 。 。 。 。 。 。 。 。 。 。 。 。 。 。 。 。 。 。 。 。 。 。 。 9</text:p>
      <text:p text:style-name="P6">2.3 CSR分野の仕様。 。 。 。 。 。 。 。 。 。 。 。 。 。 。 。 。 。 。 。 。 。 。 。 。 。 。 。 。 。 。 。 。 。 。 。 13</text:p>
      <text:p text:style-name="P4"/>
      <text:p text:style-name="P4">3 マシンレベルISA、バージョン1.10 　　　　　　　　　　　　　　　　　　　　　　　　　　　　　　　　　　　　　　　　15</text:p>
      <text:p text:style-name="P4"><text:s text:c="2"/>3.1マシンレベルのCSR。 。 。 。 。 。 。 。 。 。 。 。 。 。 。 。 。 。 。 。 。 。。 。 。 。 。 。 。 。 。 。 。 。 15</text:p>
      <text:p text:style-name="P7"><text:s text:c="4"/>3.1.1 マシンISAレジスタ misa。 。 。 。 。 。 。 。 。 。 。 。 。 。 。 。 。 。 。 。 。 。 。 。 。 。 。 。 。 。 。 15</text:p>
      <text:p text:style-name="P7"><text:s text:c="4"/>3.1.2 マシンベンダID mvendoridレジスタ。 。 。 。 。 。 。 。 。 。 。 。 。 。 。 。 。 。 。 。 。 。 。 。 。 。 。 18</text:p>
      <text:p text:style-name="P7"><text:s text:c="4"/>3.1.3 マシンアーキテクチャID marchidレジスタ。 。 。 。 。 。 。 。 。 。 。 。 。 。 。 。 。 。 。 。 。 。 。 。 。 18</text:p>
      <text:p text:style-name="P7"><text:s text:c="4"/>3.1.4 マシン実装ID mimpidレジスタ。 。 。 。 。 。 。 。 。 。 。 。 。 。 。 。 。 。 。 。 。 。 。 。 。 。 。 。 。 19</text:p>
      <text:p text:style-name="P7"><text:s text:c="4"/>3.1.5 ハートID mhartidレジスタ。 。 。 。 。 。 。 。 。 。 。 。 。 。 。 。 。 。 。 。 。 。 。 。 。 。 。 。 。 。 19</text:p>
      <text:p text:style-name="P7"><text:s text:c="4"/>3.1.6 マシンステータスレジスタ（mstatus）。 。 。 。 。 。 。 。 。 。 。 。 。 。 。 。 。 。 。 。 。 。 。 。 。 。 19</text:p>
      <text:p text:style-name="P7"><text:s text:c="4"/>3.1.7 mstatusレジスタの特権およびグローバル割り込みイネーブルスタック。 。 。 。 。 。 。 。 。 。 。 。 。 。 。 20</text:p>
      <text:p text:style-name="P4"/>
      <text:p text:style-name="P4"/>
      <text:p text:style-name="P50"/>
      <text:p text:style-name="P7"><text:s text:c="4"/>3.1.8 mstatusレジスタのベースISA制御。 。 。 。 。 。 。 。 。 。 。 。 。 。 。 。 。 。 。 。 。 。 。 。 。 。 。 21</text:p>
      <text:p text:style-name="P7"><text:s text:c="4"/>3.1.9 mstatusレジスタのメモリ特権。 。 。 。 。 。 。 。 。 。 。 。 。 。 。 。 。 。 。 。 。 。 。 。 。 。 。 。 。 22</text:p>
      <text:p text:style-name="P7"><text:s text:c="4"/>3.1.10 mstatusレジスタの仮想化サポート。 。 。 。 。 。 。 。 。 。 。 。 。 。 。 。 。 。 。 。 。 。 。 。 。 。 。 22</text:p>
      <text:p text:style-name="P7"><text:s text:c="4"/>3.1.11 mstatusレジスタの拡張コンテキスト状態。 。 。 。 。 。 。 。 。 。 。 。 。 。 。 。 。 。 。 。 。 。 。 。 。 23</text:p>
      <text:p text:style-name="P7"><text:s text:c="4"/>3.1.12 マシントラップベクトルベースアドレスレジスタ（mtvec）。 。 。 。 。 。 。 。 。 。 。 。 。 。 。 。 。 。 。 26</text:p>
      <text:p text:style-name="P7"><text:s text:c="4"/>3.1.13 マシントラップ委任レジスタ（medelegとmideleg）。 。 。 。 。 。 。 。 。 。 。 。 。 。 。 。 。 。 。 。 。 27</text:p>
      <text:p text:style-name="P7"><text:s text:c="4"/>3.1.14 マシン割り込みレジスタ（mipとmie）。 。 。 。 。 。 。 。 。 。 。 。 。 。 。 。 。 。 。 。 。 。 。 。 。 。 28</text:p>
      <text:p text:style-name="P7"><text:s text:c="4"/>3.1.15 マシンタイマレジスタ（mtimeとmtimecmp）。 。 。 。 。 。 。 。 。 。 。 。 。 。 。 。 。 。 。 。 。 。 。 30</text:p>
      <text:p text:style-name="P7"><text:s text:c="4"/>3.1.16 ハードウェアパフォーマンスモニタ。 。 。 。 。 。 。 。 。 。 。 。 。 。 。 。 。 。 。 。 。 。 。 。 。 。 。 31</text:p>
      <text:p text:style-name="P7"><text:s text:c="4"/>3.1.17 カウンタイネーブルレジスタ（[m | h | s] counteren）。 。 。 。 。 。 。 。 。 。 。 。 。 。 。 。 。 。 。 。 32</text:p>
      <text:p text:style-name="P7"><text:s text:c="4"/>3.1.18 マシンスクラッチレジスタ（mscratch）。 。 。 。 。 。 。 。 。 。 。 。 。 。 。 。 。 。 。 。 。 。 。 。 。 33</text:p>
      <text:p text:style-name="P7"><text:s text:c="4"/>3.1.19 マシン例外プログラムカウンタ（mepc）。 。 。 。 。 。 。 。 。 。 。 。 。 。 。 。 。 。 。 。 。 。 。 。 。 34</text:p>
      <text:p text:style-name="P7"><text:s text:c="4"/>3.1.20 マシン要因レジスタ（mcause）。 。 。 。 。 。 。 。 。 。 。 。 。 。 。 。 。 。 。 。 。 。 。 。 。 。 。 。 34</text:p>
      <text:p text:style-name="P7"><text:s text:c="4"/>3.1.21 マシントラップ値（mtval）レジスタ。 。 。 。 。 。 。 。 。 。 。 。 。 。 。 。 。 。 。 。 。 。 。 。 。 。 。 35</text:p>
      <text:p text:style-name="P7"><text:s text:c="2"/>3.2 マシンモード特権命令。 。 。 。 。 。 。 。 。 。 。 。 。 。 。 。 。 。 。 。 。 。 。 。 。 。 。 。 。 。 。 。 。 37</text:p>
      <text:p text:style-name="P7"><text:s text:c="4"/>3.2.1 環境呼び出しとブレークポイント。 。 。 。 。 。 。 。 。 。 。 。 。 。 。 。 。 。 。 。 。 。 。 。 。 。 。 。 37</text:p>
      <text:p text:style-name="P7"><text:s text:c="4"/>3.2.2 トラップリターン命令。 。 。 。 。 。 。 。 。 。 。 。 。 。 。 。 。 。 。 。 。 。 。 。 。 。 。 。 。 。 。 。 37</text:p>
      <text:p text:style-name="P7"><text:s text:c="4"/>3.2.3 割り込みを待ち。 。 。 。 。 。 。 。 。 。 。 。 。 。 。 。 。 。 。 。 。 。 。 。 。 。 。 。 。 。 。 。 。 。 38</text:p>
      <text:p text:style-name="P4"><text:s text:c="2"/>3.3 リセット。 。 。 。 。 。 。 。 。 。 。 。 。 。 。 。 。 。 。 。 。 。 。 。 。 。 。 。 。 。 。 。 。 。 。 。 。 。 39</text:p>
      <text:p text:style-name="P4"><text:s text:c="2"/>3.4 マスカブルでない割り込み。 。 。 。 。 。 。 。 。 。 。 。 。 。 。 。 。 。 。 。 。 。 。 。 。 。 。 。 。 。 。 。 39</text:p>
      <text:p text:style-name="P7"><text:s text:c="2"/>3.5 物理メモリ属性。 。 。 。 。 。 。 。 。 。 。 。 。 。 。 。 。 。 。 。 。 。 。 。 。 。 。 。 。 。 。 。 。 。 。 。 39</text:p>
      <text:p text:style-name="P8"><text:s text:c="4"/>3.5.1 メインメモリとI / Oと空レジスタの比較。 。 。 。 。 。 。 。 。 。 。 。 。 。 。 。 。 。 。 。 。 。 。 。 。 。 41</text:p>
      <text:p text:style-name="P8"><text:s text:c="4"/>3.5.2 サポートされているアクセスタイプPMA<text:span text:style-name="T19">s</text:span>。 。 。 。 。 。 。 。 。 。 。 。 。 。 。 。 。 。 。 。 。 。 。 。 。 。 41</text:p>
      <text:p text:style-name="P8"><text:s text:c="4"/>3.5.3 原子性PMA<text:span text:style-name="T19">s</text:span>。 。 。 。 。 。 。 。 。 。 。 。 。 。 。 。 。 。 。 。 。 。 。 。 。 。 。 。 。 。 。 。 。 。 。 。 41</text:p>
      <text:p text:style-name="P8"><text:s text:c="4"/>3.5.4 メモリオーダーPMA<text:span text:style-name="T19">s</text:span>。 。 。 。 。 。 。 。 。 。 。 。 。 。 。 。 。 。 。 。 。 。 。 。 。 。 。 。 。 。 。 。 。 42</text:p>
      <text:p text:style-name="P8"><text:s text:c="4"/>3.5.5 一貫性とキャッシュ可能性のPMA<text:span text:style-name="T19">s</text:span>。 。 。 。 。 。 。 。 。 。 。 。 。 。 。 。 。 。 。 。 。 。 。 。 。 。 。 。 43</text:p>
      <text:p text:style-name="P8"><text:s text:c="4"/>3.5.6 冪等性 PMA<text:span text:style-name="T19">s</text:span>。 。 。 。 。 。 。 。 。 。 。 。 。 。 。 。 。 。 。 。 。 。 。 。 。 。 。 。 。 。 。 。 。 。 。 44</text:p>
      <text:p text:style-name="P8"><text:s text:c="2"/>3.6 物理メモリ保護。 。 。 。 。 。 。 。 。 。 。 。 。 。 。 。 。 。 。 。 。 。 。 。 。 。 。 。 。 。 。 。 。 。 。 。 44</text:p>
      <text:p text:style-name="P4"/>
      <text:p text:style-name="P18"><text:span text:style-name="T3">↑</text:span><text:span text:style-name="T20">冪等性</text:span><text:span text:style-name="T21">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26"/>
      <text:p text:style-name="P26"/>
      <text:p text:style-name="P50"/>
      <text:p text:style-name="P9"><text:s text:c="2"/>3.6.1 物理メモリ保護のCSRs。 。 。 。 。 。 。 。 。 。 。 。 。 。 。 。 。 。 。 。 。 。 。 。 。 。 。 。 。 。 。 。 45</text:p>
      <text:p text:style-name="P4"/>
      <text:p text:style-name="P4">4 監督者レベルISA、バージョン1.10 　　　 <text:s text:c="10"/>　　　　　　　　　　　　　　　　　　　　　　　　　　　　　　　　　49</text:p>
      <text:p text:style-name="P15"><text:s text:c="2"/>4.1 監督者CSRs。 。。 。 。 。 。 。 。 。 。 。 。 。 。 。 。 。 。 。 。 。 。 。 。 。 。 。 。 。 。 。 。 。 。 。 。 49</text:p>
      <text:p text:style-name="P15"><text:s text:c="4"/>4.1.1 監督者状態レジスタ（sstatus）。 。 。 。 。 。 。 。 。 。 。 。 。 。 。 。 。 。 。 。 。 。 。 。 。 。 。 。 。 49</text:p>
      <text:p text:style-name="P9"><text:s text:c="4"/>4.1.2 sstatusレジスタのベースISA制御。 。 。 。 。 。 。 。 。 。 。 。 。 。 。 。 。 。 。 。 。 。 。 。 。 。 。 。 50</text:p>
      <text:p text:style-name="P15"><text:s text:c="4"/>4.1.3 sstatusレジスタのメモリ特権。 。 。 。 。 。 。 。 。 。 。 。 。 。 。 。 。 。 。 。 。 。 。 。 。 。 。 。 。 。 51</text:p>
      <text:p text:style-name="P15"><text:s text:c="4"/>4.1.4 監督者トラップベクタベースアドレスレジスタ（stvec）。 。 。 。 。 。 。 。 。 。 。 。 。 。 。 。 。 。 。 。 。 51</text:p>
      <text:p text:style-name="P15"><text:s text:c="4"/>4.1.5 監督者割り込みレジスタ（sip and sie）。 。 。 。 。 。 。 。 。 。 。 。 。 。 。 。 。 。 。 。 。 。 。 。 。 。 52</text:p>
      <text:p text:style-name="P15"><text:s text:c="4"/>4.1.6 監督者タイマとパフォーマンスカウンタ。 。 。 。 。 。 。 。 。 。 。 。 。 。 。 。 。 。 。 。 。 。 。 。 。 。 53</text:p>
      <text:p text:style-name="P9"><text:s text:c="4"/>4.1.7 カウンタイネーブルレジスタ（scounteren）。 。 。 。 。 。 。 。 。 。 。 。 。 。 。 。 。 。 。 。 。 。 。 。 53</text:p>
      <text:p text:style-name="P15"><text:s text:c="4"/>4.1.8 監督者スクラッチレジスタ（スクラッチ）。 。 。 。 。 。 。 。 。 。 。 。 。 。 。 。 。 。 。 。 。 。 。 。 。 54</text:p>
      <text:p text:style-name="P15"><text:s text:c="4"/>4.1.9 監督者例外プログラムカウンタ（sepc）。 。 。 。 。 。 。 。 。 。 。 。 。 。 。 。 。 。 。 。 。 。 。 。 。 。 54</text:p>
      <text:p text:style-name="P15"><text:s text:c="4"/>4.1.10 監督者原因登録（scause）。 。 。 。 。 。 。 。 。 。 。 。 。 。 。 。 。 。 。 。 。 。 。 。 。 。 。 。 。 。 54</text:p>
      <text:p text:style-name="P15"><text:s text:c="4"/>4.1.11 監督者トラップ値（stval）レジスタ。 。 。 。 。 。 。 。 。 。 。 。 。 。 。 。 。 。 。 。 。 。 。 。 。 。 。 55</text:p>
      <text:p text:style-name="P15"><text:s text:c="4"/>4.1.12 監督者アドレス変換および保護（satp）レジスタ。 。 。 。 。 。 。 。 。 。 。 。 。 。 。 。 。 。 。 。 。 。 。 56</text:p>
      <text:p text:style-name="P15"><text:s text:c="2"/>4.2 監督者命令。 。 。 。 。 。 。 。 。 。 。 。 。 。 。 。 。 。 。 。 。 。 。 。 。 。 。 。 。 。 。 。 。 。 。 。 。 58</text:p>
      <text:p text:style-name="P15"><text:s text:c="4"/>4.2.1 監督者メモリ管理フェンス命令。 。 。 。 。 。 。 。 。 。 。 。 。 。 。 。 。 。 。 。 。 。 。 。 。 。 。 。 。 58</text:p>
      <text:p text:style-name="P9"><text:s text:c="2"/>4.3 Sv32：ページベースの32ビット仮想メモリシステム。 。 。 。 。 。 。 。 。 。 。 。 。 。 。 。 。 。 。 。 。 。 。 59</text:p>
      <text:p text:style-name="P9"><text:s text:c="4"/>4.3.1 アドレッシングとメモリ保護。 。 。 。 。 。 。 。 。 。 。 。 。 。 。 。 。 。 。 。 。 。 。 。 。 。 。 。 。 。 59</text:p>
      <text:p text:style-name="P9"><text:s text:c="4"/>4.3.2 仮想アドレス変換プロセス。 。 。 。 。 。 。 。 。 。 。 。 。 。 。 。 。 。 。 。 。 。 。 。 。 。 。 。 。 。 。 62</text:p>
      <text:p text:style-name="P9"><text:s text:c="2"/>4.4 Sv39：ページベースの39ビット仮想メモリシステム。 。 。 。 。 。 。 。 。 。 。 。 。 。 。 。 。 。 。 。 。 。 。 62</text:p>
      <text:p text:style-name="P9"><text:s text:c="4"/>4.4.1 アドレッシングとメモリ保護。 。 。 。 。 。 。 。 。 。 。 。 。 。 。 。 。 。 。 。 。 。 。 。 。 。 。 。 。 。 63</text:p>
      <text:p text:style-name="P9"><text:s text:c="2"/>4.5 Sv48：ページベースの48ビット仮想メモリシステム。 。 。 。 。 。 。 。 。 。 。 。 。 。 。 。 。 。 。 。 。 。 。 63</text:p>
      <text:p text:style-name="P9"><text:s text:c="4"/>4.5.1アドレッシングとメモリ保護。 。 。 。 。 。 。 。 。 。 。 。 。 。 。 。 。 。 。 。 。 。 。 。 。 。 。 。 。 。 64</text:p>
      <text:p text:style-name="P4"/>
      <text:p text:style-name="P4">5 ハイパーバイザー 拡張、バージョン0.0 　　　　　　　　　　　　　　　　　　　　　　　　　　　　　　　　　　　　　　65</text:p>
      <text:p text:style-name="P4"/>
      <text:p text:style-name="P4">6 RISC-V特権命令セットのリスト　　　　　　　　　　　　　　　　　　　　　　　　　　　　　　　　　　　　　　　　　　67</text:p>
      <text:p text:style-name="P4"/>
      <text:p text:style-name="P4"/>
      <text:p text:style-name="P50"/>
      <text:p text:style-name="P4">7 プラットフォームレベル割り込みコントローラ（PLIC）　　　　　　　　　　　　　　　　　　　　　　　　　　　　　　　69</text:p>
      <text:p text:style-name="P10"><text:s text:c="2"/>7.1 PLICの概要。 。 。 。 。 。 。 。 。 。 。 。 。 。 。 。 。 。 。 。 。 。 。 。 。 。 。 。 。 。 。 。 。 。 。 。 。 69</text:p>
      <text:p text:style-name="P4"><text:s text:c="2"/>7.2 割込みソース。 。 。 。 。 。 。 。 。 。 。 。 。 。 。 。 。 。 。 。 。 。 。 。 。 。 。 。 。 。 。 。 。 。 。 。 69</text:p>
      <text:p text:style-name="P10"><text:s text:c="4"/>7.2.1ロ ーカル割込みソース。 。 。 。 。 。 。 。 。 。 。 。 。 。 。 。 。 。 。 。 。 。 。 。 。 。 。 。 。 。 。 。 70</text:p>
      <text:p text:style-name="P10"><text:s text:c="4"/>7.2.2 グローバル割込みソース。 。 。 。 。 。 。 。 。 。 。 。 。 。 。 。 。 。 。 。 。 。 。 。 。 。 。 。 。 。 。 71</text:p>
      <text:p text:style-name="P4"><text:s text:c="2"/>7.3 割り込みターゲットとハートコンテキスト。 。 。 。 。 。 。 。 。 。 。 。 。 。 。 。 。 。 。 。 。 。 。 。 。 。 。 71</text:p>
      <text:p text:style-name="P4"><text:s text:c="2"/>7.4 割り込みゲートウェイ。 。 。 。 。 。 。 。 。 。 。 。 。 。 。 。 。 。 。 。 。 。 。 。 。 。 。 。 。 。 。 。 。 71</text:p>
      <text:p text:style-name="P10"><text:s text:c="2"/>7.5 割込み識別子（ID）。 。 。 。 。 。 。 。 。 。 。 。 。 。 。 。 。 。 。 。 。 。 。 。 。 。 。 。 。 。 。 。 。 。 72</text:p>
      <text:p text:style-name="P4"><text:s text:c="2"/>7.6 割り込みの優先順位。 。 。 。 。 。 。 。 。 。 。 。 。 。 。 。 。 。 。 。 。 。 。 。 。 。 。 。 。 。 。 。 。 。 72</text:p>
      <text:p text:style-name="P10"><text:s text:c="2"/>7.7 割り込みが有効。 。 。 。 。 。 。 。 。 。 。 。 。 。 。 。 。 。 。 。 。 。 。 。 。 。 。 。 。 。 。 。 。 。 。 。 73</text:p>
      <text:p text:style-name="P10"><text:s text:c="2"/>7.8 割り込み優先度しきい値。 。 。 。 。 。 。 。 。 。 。 。 。 。 。 。 。 。 。 。 。 。 。 。 。 。 。 。 。 。 。 。 。 73</text:p>
      <text:p text:style-name="P10"><text:s text:c="2"/>7.9 割り込み通知。 。 。 。 。 。 。 。 。 。 。 。 。 。 。 。 。 。 。 。 。 。 。 。 。 。 。 。 。 。 。 。 。 。 。 。 74</text:p>
      <text:p text:style-name="P4"><text:s text:c="2"/>7.10 割り込みクレーム。 。 。 。。 。 。 。 。 。 。 。 。 。 。 。 。 。 。 。 。 。 。 。 。 。 。 。 。 。 。 。 。 。 。 74</text:p>
      <text:p text:style-name="P4"><text:s text:c="2"/>7.11 割り込み完了。 。 。 。 。 。 。 。 。 。 。 。 。 。 。 。 。 。 。 。 。 。 。 。 。 。 。 。 。 。 。 。 。 。 。 。 75</text:p>
      <text:p text:style-name="P4"><text:s text:c="2"/>7.12 割り込みの流れ。 。 。 。 。 。 。 。 。 。 。 。 。 。 。 。 。 。 。 。 。 。 。 。 。 。 。 。 。 。 。 。 。 。 。 75</text:p>
      <text:p text:style-name="P10"><text:s text:c="2"/>7.13 PLICコア仕様。 。 。 。 。 。 。 。 。 。 。 。 。 。 。 。 。 。 。 。 。 。 。 。 。 。 。 。 。 。 。 。 。 。 。 。 76</text:p>
      <text:p text:style-name="P10"><text:s text:c="2"/>7.14 PLICへのアクセスの制御。 。 。 。 。 。 。 。 。 。 。 。 。 。 。 。 。 。 。 。 。 。 。 。 。 。 。 。 。 。 。 。 76</text:p>
      <text:p text:style-name="P4"/>
      <text:p text:style-name="P4">8 マシン設定説明　　　　　　　　　　　　　　　　　　　　　　　　　　　　　　　　　　　　　　　　　　　　　　　　　77</text:p>
      <text:p text:style-name="P10"><text:s text:c="2"/>8.1 設定文字列検索手順。 。 。 。 。 。 。 。 。 。 。 。 。 。 。 。 。 。 。 。 。 。 。 。 。 。 。 。 。 。 。 。 。 。 77</text:p>
      <text:p text:style-name="P4"/>
      <text:p text:style-name="P4">9 ヒストリー　　　　　　　　　　　　　　　　　　　　　　　　　　　　　　　　　　　　　　　　　　　　　　　　　　　79</text:p>
      <text:p text:style-name="P10"><text:s text:c="2"/>9.1 UC Berkeleyにおける研究資金。 。 。 。 。 。 。 。 。 。 。 。 。 。 。 。 。 。 。 。 。 。 。 。 。 。 。 。 。 。 79</text:p>
      <text:p text:style-name="P4"/>
      <text:p text:style-name="P4"/>
      <text:p text:style-name="P24">-- 2018/10/13</text:p>
      <text:p text:style-name="P4"/>
      <text:p text:style-name="P50"/>
      <text:p text:style-name="P4">第1章</text:p>
      <text:p text:style-name="P4"/>
      <text:p text:style-name="P4">前書き</text:p>
      <text:p text:style-name="P4"/>
      <text:p text:style-name="P4">これは、RISC-Vの特権付きアーキテクチャ記述文書の草案です。</text:p>
      <text:p text:style-name="P4">フィードバックを歓迎します。</text:p>
      <text:p text:style-name="P4">変更は最終リリース前に発生します。<text:span text:style-name="T13">←行われます。位の意味か</text:span></text:p>
      <text:p text:style-name="P4"/>
      <text:p text:style-name="P4">このドキュメントでは、RISC-V特権アーキテクチャについて説明します。特権命令やオペレーティングシステムの実行、外部デバイスの接続に必要な追加機能など、ユーザーレベルのISAを超えたRISC-Vシステムのあらゆる側面をカバーしています。</text:p>
      <text:p text:style-name="P4"/>
      <text:p text:style-name="P63">-----------------------------------------------------------------------------------------------------------------------------------</text:p>
      <text:p text:style-name="P52">私たちの意思決定に関する解説は、この段落のように書式化されており、読者が仕様書そのものに興味があればスキップすることができます。</text:p>
      <text:p text:style-name="P74">↑riscv-spec-v2.2にはこれ書いてなかったような。字下げしてあるところは経緯なので、飛ばしてもOKだよって。あ、いや、すまん、書いてあった。</text:p>
      <text:p text:style-name="P4"/>
      <text:p text:style-name="P63">-----------------------------------------------------------------------------------------------------------------------------------</text:p>
      <text:p text:style-name="P52">ここでは、このドキュメントで説明している特権レベルの設計全体を、ユーザーレベルのISAを変更することなく、おそらくABIを変更することなく、まったく異なる特権レベルの設計に置き換えることができます。</text:p>
      <text:p text:style-name="P52">特に、この特権仕様は、既存の一般的なオペレーティングシステムを実行するように設計されており、従来のレベルベースの保護モデルを具体化しています。</text:p>
      <text:p text:style-name="P52">代替の特権的な仕様は、他のより柔軟な保護ドメインモデルを具体化することができます。</text:p>
      <text:p text:style-name="P11"/>
      <text:p text:style-name="P76"/>
      <text:p text:style-name="P76">1.1 RISC-Vハードウェアプラットフォームの用語</text:p>
      <text:p text:style-name="P76"/>
      <text:p text:style-name="P76">RISC-Vハードウェアプラットフォームには、他の非RISC-V互換コア、固定機能アクセラレータ、さまざまな物理メモリ構造、I / Oデバイス、およびコンポーネントが通信できるようにする相互接続構造とともに、1つまたは複数のRISC-V互換プロセッシングコアを含めることができます。 </text:p>
      <text:p text:style-name="P76"/>
      <text:p text:style-name="P76">コンポーネントが独立した命令フェッチユニットを含む場合、コンポーネントはコアと呼ばれます。</text:p>
      <text:p text:style-name="P76">RISC-V互換のコアは、マルチスレッド化により、複数のRISC-V互換ハードウェアスレッドまたはハートをサポートしている可能性があります。<text:span text:style-name="T13">←可能性があります。より サポートする場合があります。ぐらい？</text:span></text:p>
      <text:p text:style-name="P76"/>
      <text:p text:style-name="P76">RISC-Vコアには、追加の特殊な命令セット拡張機能や追加されたコプロセッサが追加されている場合があります。</text:p>
      <text:p text:style-name="P76">コプロセッサという用語は、RISC-Vコアに接続されたユニットを指し、ほとんどがRISC-V命令ストリームによってシーケンスされますが、追加のアーキテクチャ状態および命令セット拡張、および場合によってはプライマリRISC-V命令ストリームに対するいくつかの限定された自律性を含みます。</text:p>
      <text:p text:style-name="P76"/>
      <text:p text:style-name="P76"/>
      <text:p text:style-name="P82"/>
      <text:p text:style-name="P76">我々は、非プログラマブルな固定機能ユニットまたは自律的に動作することができますが、特定のタスクに特化されたコアのいずれかを指すように用語アクセラレータを使用しています。</text:p>
      <text:p text:style-name="P76">RISC-Vシステムでは、多くのプログラム可能なアクセラレータが、専用の命令セット拡張および/またはカスタマイズされたコプロセッサを備えたRISC-Vベースのコアになると期待しています。</text:p>
      <text:p text:style-name="P76">RISC-Vアクセラレータの重要なクラスはI / Oアクセラレータであり、メインアプリケーションコアからI / O処理タスクの荷をおろします。<text:span text:style-name="T13">←I/O処理タスクを切り離す 位の意味か</text:span></text:p>
      <text:p text:style-name="P76"/>
      <text:p text:style-name="P76">RISC-Vハードウェアプラットフォームのシステムレベルの構成には、シングルコアマイクロコントローラから数千ノードの共有メモリのmanycoreサーバーノードのクラスタまでが含まれます。</text:p>
      <text:p text:style-name="P76">小さなシステム・オン・チップでも、開発努力<text:span text:style-name="T13">(作業)</text:span>をモジュール化したり、サブシステム間の安全な分離を提供するために、マルチコンピュータおよび/またはマルチプロセッサの階層として構成することができます。<text:span text:style-name="T13">←構造化される可能性があります。</text:span></text:p>
      <text:p text:style-name="P76"/>
      <text:p text:style-name="P76">このドキュメントでは、ユニプロセッサまたは共有メモリマルチプロセッサ内で動作する各ハードウェア（ハードウェアスレッド）が認識できる特権アーキテクチャに焦点を当てています。</text:p>
      <text:p text:style-name="P76"/>
      <text:p text:style-name="P80">-- 2018/10/14</text:p>
      <text:p text:style-name="P80"/>
      <text:p text:style-name="P76">1.2 RISC-V特権ソフトウェアスタックの用語</text:p>
      <text:p text:style-name="P76"/>
      <text:p text:style-name="P76">このセクションでは、RISC-Vのさまざまな可能な特権ソフトウェアスタックのコンポーネントを説明するために使用する用語について説明します。</text:p>
      <text:p text:style-name="P76"/>
      <text:p text:style-name="P77">図1.1は、RISC-Vアーキテクチャでサポート可能なソフトウェアスタックのいくつかを示しています。</text:p>
      <text:p text:style-name="P76">左側には、アプリケーション実行環境（AEE）上で実行される単一のアプリケーションのみをサポートするシンプルなシステムが示されています。</text:p>
      <text:p text:style-name="P76">アプリケーションは、特定のアプリケーションバイナリインタフェース（ABI）で動作するようにコード化されています。</text:p>
      <text:p text:style-name="P76">ABIには、サポートされているユーザーレベルのISAと、AEEと対話する一連のABI呼び出しセットが含まれています。</text:p>
      <text:p text:style-name="P76">AEEは、AEEの詳細を柔軟に適用できるように、アプリケーションからAEEの詳細を隠しています。<text:span text:style-name="T13">←遮蔽している</text:span></text:p>
      <text:p text:style-name="P76">同じABIを複数の異なるホストOSsにネイティブに実装することも、異なるネイティブISAを持つマシン上で実行されるユーザー・モード・エミュレーション環境でサポートすることもできます。</text:p>
      <text:p text:style-name="P76"/>
      <table:table table:name="表1" table:style-name="表1">
        <table:table-column table:style-name="表1.A"/>
        <table:table-column table:style-name="表1.B"/>
        <table:table-column table:style-name="表1.C"/>
        <table:table-column table:style-name="表1.D"/>
        <table:table-column table:style-name="表1.A"/>
        <table:table-column table:style-name="表1.F"/>
        <table:table-column table:style-name="表1.A"/>
        <table:table-column table:style-name="表1.H"/>
        <table:table-column table:style-name="表1.C"/>
        <table:table-column table:style-name="表1.H"/>
        <table:table-column table:style-name="表1.C"/>
        <table:table-column table:style-name="表1.H"/>
        <table:table-column table:style-name="表1.M"/>
        <table:table-row>
          <table:table-cell table:style-name="表1.A1" office:value-type="string">
            <text:p text:style-name="P83">アプリケーション</text:p>
          </table:table-cell>
          <table:table-cell table:style-name="表1.B1" office:value-type="string">
            <text:p text:style-name="P106"/>
          </table:table-cell>
          <table:table-cell table:style-name="表1.C1" office:value-type="string">
            <text:p text:style-name="P83">アプリケーション</text:p>
          </table:table-cell>
          <table:table-cell table:style-name="表1.D1" office:value-type="string">
            <text:p text:style-name="P106"/>
          </table:table-cell>
          <table:table-cell table:style-name="表1.A1" office:value-type="string">
            <text:p text:style-name="P83">アプリケーション</text:p>
          </table:table-cell>
          <table:table-cell table:style-name="表1.B1" office:value-type="string">
            <text:p text:style-name="P106"/>
          </table:table-cell>
          <table:table-cell table:style-name="表1.G1" office:value-type="string">
            <text:p text:style-name="P83">アプリケーション</text:p>
          </table:table-cell>
          <table:table-cell table:style-name="表1.H1" office:value-type="string">
            <text:p text:style-name="P106"/>
          </table:table-cell>
          <table:table-cell table:style-name="表1.G1" office:value-type="string">
            <text:p text:style-name="P83">アプリケーション</text:p>
          </table:table-cell>
          <table:table-cell table:style-name="表1.J1" office:value-type="string">
            <text:p text:style-name="P106"/>
          </table:table-cell>
          <table:table-cell table:style-name="表1.G1" office:value-type="string">
            <text:p text:style-name="P83">アプリケーション</text:p>
          </table:table-cell>
          <table:table-cell table:style-name="表1.J1" office:value-type="string">
            <text:p text:style-name="P106"/>
          </table:table-cell>
          <table:table-cell table:style-name="表1.G1" office:value-type="string">
            <text:p text:style-name="P83">アプリケーション</text:p>
          </table:table-cell>
        </table:table-row>
        <table:table-row>
          <table:table-cell table:style-name="表1.A2" office:value-type="string">
            <text:p text:style-name="P107">ABI</text:p>
          </table:table-cell>
          <table:table-cell table:style-name="表1.B1" office:value-type="string">
            <text:p text:style-name="P109"/>
          </table:table-cell>
          <table:table-cell table:style-name="表1.C2" office:value-type="string">
            <text:p text:style-name="P107">ABI</text:p>
          </table:table-cell>
          <table:table-cell table:style-name="表1.D2" office:value-type="string">
            <text:p text:style-name="P109"/>
          </table:table-cell>
          <table:table-cell table:style-name="表1.A2" office:value-type="string">
            <text:p text:style-name="P107">ABI</text:p>
          </table:table-cell>
          <table:table-cell table:style-name="表1.B1" office:value-type="string">
            <text:p text:style-name="P109"/>
          </table:table-cell>
          <table:table-cell table:style-name="表1.G2" office:value-type="string">
            <text:p text:style-name="P107">ABI</text:p>
          </table:table-cell>
          <table:table-cell table:style-name="表1.B1" office:value-type="string">
            <text:p text:style-name="P109"/>
          </table:table-cell>
          <table:table-cell table:style-name="表1.G2" office:value-type="string">
            <text:p text:style-name="P107">ABI</text:p>
          </table:table-cell>
          <table:table-cell table:style-name="表1.B1" office:value-type="string">
            <text:p text:style-name="P107"/>
          </table:table-cell>
          <table:table-cell table:style-name="表1.G2" office:value-type="string">
            <text:p text:style-name="P107">ABI</text:p>
          </table:table-cell>
          <table:table-cell table:style-name="表1.B1" office:value-type="string">
            <text:p text:style-name="P109"/>
          </table:table-cell>
          <table:table-cell table:style-name="表1.G2" office:value-type="string">
            <text:p text:style-name="P107">ABI</text:p>
          </table:table-cell>
        </table:table-row>
        <table:table-row>
          <table:table-cell table:style-name="表1.A3" office:value-type="string">
            <text:p text:style-name="P83">AEE</text:p>
          </table:table-cell>
          <table:table-cell table:style-name="表1.B1" office:value-type="string">
            <text:p text:style-name="P106"/>
          </table:table-cell>
          <table:table-cell table:style-name="表1.J1" table:number-columns-spanned="3" office:value-type="string">
            <text:p text:style-name="P83">OS</text:p>
          </table:table-cell>
          <table:covered-table-cell/>
          <table:covered-table-cell/>
          <table:table-cell table:style-name="表1.B1" office:value-type="string">
            <text:p text:style-name="P106"/>
          </table:table-cell>
          <table:table-cell table:style-name="表1.G3" table:number-columns-spanned="3" office:value-type="string">
            <text:p text:style-name="P83">OS</text:p>
          </table:table-cell>
          <table:covered-table-cell/>
          <table:covered-table-cell/>
          <table:table-cell table:style-name="表1.B1" office:value-type="string">
            <text:p text:style-name="P106"/>
          </table:table-cell>
          <table:table-cell table:style-name="表1.G3" table:number-columns-spanned="3" office:value-type="string">
            <text:p text:style-name="P83">OS</text:p>
          </table:table-cell>
          <table:covered-table-cell/>
          <table:covered-table-cell/>
        </table:table-row>
        <table:table-row>
          <table:table-cell table:style-name="表1.B1" office:value-type="string">
            <text:p text:style-name="P106"/>
          </table:table-cell>
          <table:table-cell table:style-name="表1.B1" office:value-type="string">
            <text:p text:style-name="P106"/>
          </table:table-cell>
          <table:table-cell table:style-name="表1.A2" table:number-columns-spanned="3" office:value-type="string">
            <text:p text:style-name="P107">SBI</text:p>
          </table:table-cell>
          <table:covered-table-cell/>
          <table:covered-table-cell/>
          <table:table-cell table:style-name="表1.B1" office:value-type="string">
            <text:p text:style-name="P106"/>
          </table:table-cell>
          <table:table-cell table:style-name="表1.G4" table:number-columns-spanned="3" office:value-type="string">
            <text:p text:style-name="P107">SBI</text:p>
          </table:table-cell>
          <table:covered-table-cell/>
          <table:covered-table-cell/>
          <table:table-cell table:style-name="表1.B1" office:value-type="string">
            <text:p text:style-name="P106"/>
          </table:table-cell>
          <table:table-cell table:style-name="表1.G4" table:number-columns-spanned="3" office:value-type="string">
            <text:p text:style-name="P107">SBI</text:p>
          </table:table-cell>
          <table:covered-table-cell/>
          <table:covered-table-cell/>
        </table:table-row>
        <table:table-row>
          <table:table-cell table:style-name="表1.B1" office:value-type="string">
            <text:p text:style-name="P106"/>
          </table:table-cell>
          <table:table-cell table:style-name="表1.B1" office:value-type="string">
            <text:p text:style-name="P106"/>
          </table:table-cell>
          <table:table-cell table:style-name="表1.G3" table:number-columns-spanned="3" office:value-type="string">
            <text:p text:style-name="P83">SEE</text:p>
          </table:table-cell>
          <table:covered-table-cell/>
          <table:covered-table-cell/>
          <table:table-cell table:style-name="表1.B1" office:value-type="string">
            <text:p text:style-name="P106"/>
          </table:table-cell>
          <table:table-cell table:style-name="表1.G3" table:number-columns-spanned="7" office:value-type="string">
            <text:p text:style-name="P83">ハイパーバイザ</text:p>
          </table:table-cell>
          <table:covered-table-cell/>
          <table:covered-table-cell/>
          <table:covered-table-cell/>
          <table:covered-table-cell/>
          <table:covered-table-cell/>
          <table:covered-table-cell/>
        </table:table-row>
        <table:table-row>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G4" table:number-columns-spanned="7" office:value-type="string">
            <text:p text:style-name="P108">HBI</text:p>
          </table:table-cell>
          <table:covered-table-cell/>
          <table:covered-table-cell/>
          <table:covered-table-cell/>
          <table:covered-table-cell/>
          <table:covered-table-cell/>
          <table:covered-table-cell/>
        </table:table-row>
        <table:table-row>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B1" office:value-type="string">
            <text:p text:style-name="P106"/>
          </table:table-cell>
          <table:table-cell table:style-name="表1.G7" table:number-columns-spanned="7" office:value-type="string">
            <text:p text:style-name="P84">HEE</text:p>
          </table:table-cell>
          <table:covered-table-cell/>
          <table:covered-table-cell/>
          <table:covered-table-cell/>
          <table:covered-table-cell/>
          <table:covered-table-cell/>
          <table:covered-table-cell/>
        </table:table-row>
      </table:table>
      <text:p text:style-name="P76"/>
      <text:p text:style-name="P76">図1.1：さまざまな形式の特権実行をサポートする異なる実装スタック</text:p>
      <text:p text:style-name="P76"/>
      <text:p text:style-name="P64">-----------------------------------------------------------------------------------------------------------------------------------</text:p>
      <text:p text:style-name="P53">私たちのグラフィカルな表記法は、白いテキストの黒いボックスを使用して抽象的なインターフェイスを表し、インターフェイスを実装するコンポーネントの具体的なインスタンスからそれらを分けます。</text:p>
      <text:p text:style-name="P76"/>
      <text:p text:style-name="P76">中央の構成は、複数のアプリケーションのマルチプログラム実行をサポートできる従来のオペレーティングシステム（OS）を示しています。</text:p>
      <text:p text:style-name="P76">各アプリケーションは、ABIを介してAEEを提供するOSと通信します。</text:p>
      <text:p text:style-name="P76">アプリケーションがABI経由でAEEとインタフェースするのと同様に、RISC-Vオペレーティングシステムは、監督者バイナリインタフェース（SBI）を介して監督者実行環境（SEE）とインタフェースします。</text:p>
      <text:p text:style-name="P76">SBIは、ユーザレベルおよび監督者レベルのISAと、一連のSBIファンクションコールを備えています。<text:span text:style-name="T22">←組み合わせて構成されています。</text:span></text:p>
      <text:p text:style-name="P76"/>
      <text:p text:style-name="P76"/>
      <text:p text:style-name="P82"/>
      <text:p text:style-name="P76">すべてのSEE実装で単一のSBIを使用することで、単一のOSバイナリイメージを任意のSEEで実行することができます。</text:p>
      <text:p text:style-name="P78">SEEは、ローエンドのハードウェアプラットフォームで単純なブートローダとBIOSスタイルのIOシステムにすることができ、またはハイエンドサーバにハイパーバイザが提供する仮想マシンを使用して、またはアーキテクチャシミュレーション環境でホストオペレーティングシステム上の薄い転送層を使用することができます。<text:span text:style-name="T22">←シントランスレーションレイヤー</text:span></text:p>
      <text:p text:style-name="P76"/>
      <text:p text:style-name="P65">-----------------------------------------------------------------------------------------------------------------------------------</text:p>
      <text:p text:style-name="P54">ほとんどの監督者レベルのISA定義では、SBIと実行環境および/またはハードウェアプラットフォームが分離されておらず、新しいハードウェアプラットフォームの仮想化および構築が複雑になります。</text:p>
      <text:p text:style-name="P76"/>
      <text:p text:style-name="P76">右端の構成は、複数のマルチプログラミングされたOSsが単一のハイパーバイザによってサポートされる仮想マシンモニタ構成を示しています。</text:p>
      <text:p text:style-name="P76">各OSはSBIを介してSEEを提供するハイパーバイザと通信します。</text:p>
      <text:p text:style-name="P76">ハイパーバイザは、ハイパーバイザバイナリインターフェイス（HBI）を使用してハイパーバイザ実行環境（HEE）と通信し、ハードウェアプラットフォームの詳細からハイパーバイザを分離します。</text:p>
      <text:p text:style-name="P76"/>
      <text:p text:style-name="P66">-----------------------------------------------------------------------------------------------------------------------------------</text:p>
      <text:p text:style-name="P55">ABI、SBI、およびHBIはまだ進行中ですが、SBIがSモードOSによって再帰的に提供されるタイプ2ハイパーバイザーのサポートに優先順位を付けるようになっています。</text:p>
      <text:p text:style-name="P76"/>
      <text:p text:style-name="P76">RISC-V ISAのハードウェア実装では、通常、さまざまな実行環境（AEE、SEE、またはHEE）をサポートするために、特権ISA以外の追加機能が必要になります。</text:p>
      <text:p text:style-name="P76"/>
      <text:p text:style-name="P76">1.3特権レベル</text:p>
      <text:p text:style-name="P76"/>
      <text:p text:style-name="P76">いつでも、RISC-Vハードウェアスレッド（ハート）は、1つまたは複数のCSR（コントロールおよびステータスレジスタ）のモードとしてエンコードされた権限レベルで実行されています。</text:p>
      <text:p text:style-name="P76">3つのRISC-V特権レベルが現在表1.1に示すように定義されています。</text:p>
      <text:p text:style-name="P76"/>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84">レベル</text:p>
          </table:table-cell>
          <table:table-cell table:style-name="表2.A1" office:value-type="string">
            <text:p text:style-name="P84">エンコーディング</text:p>
          </table:table-cell>
          <table:table-cell table:style-name="表2.A1" office:value-type="string">
            <text:p text:style-name="P84">名前</text:p>
          </table:table-cell>
          <table:table-cell table:style-name="表2.D1" office:value-type="string">
            <text:p text:style-name="P84">略語</text:p>
          </table:table-cell>
        </table:table-row>
        <table:table-row>
          <table:table-cell table:style-name="表2.A2" office:value-type="string">
            <text:p text:style-name="P85">0</text:p>
            <text:p text:style-name="P85">1</text:p>
            <text:p text:style-name="P85">2</text:p>
            <text:p text:style-name="P85">3</text:p>
          </table:table-cell>
          <table:table-cell table:style-name="表2.A2" office:value-type="string">
            <text:p text:style-name="P85">00</text:p>
            <text:p text:style-name="P85">01</text:p>
            <text:p text:style-name="P85">10</text:p>
            <text:p text:style-name="P85">11</text:p>
          </table:table-cell>
          <table:table-cell table:style-name="表2.A2" office:value-type="string">
            <text:p text:style-name="P84">ユーザー/アプリケーション</text:p>
            <text:p text:style-name="P84">スーバーバイザ<text:span text:style-name="T22">(監督者)</text:span></text:p>
            <text:p text:style-name="P84">予約</text:p>
            <text:p text:style-name="P84">マシン</text:p>
          </table:table-cell>
          <table:table-cell table:style-name="表2.D2" office:value-type="string">
            <text:p text:style-name="P84">U</text:p>
            <text:p text:style-name="P84">S</text:p>
            <text:p text:style-name="P84"/>
            <text:p text:style-name="P84">M</text:p>
          </table:table-cell>
        </table:table-row>
      </table:table>
      <text:p text:style-name="P76"/>
      <text:p text:style-name="P79">表1.1：RISC-V特権レベル。</text:p>
      <text:p text:style-name="P76"/>
      <text:p text:style-name="P76">特権レベルは、ソフトウェアスタックのさまざまなコンポーネント間で保護を提供するために使用され、現在の特権モードで許可されていない操作を実行しようとすると、例外が発生します。</text:p>
      <text:p text:style-name="P76">これらの例外は、通常、トラップを基になる実行環境に持ち込みます。<text:span text:style-name="T22">←トラップを発生させます。</text:span></text:p>
      <text:p text:style-name="P76"/>
      <text:p text:style-name="P76">マシンレベルは最高の特権を持ち、RISC-Vハードウェアプラットフォームの唯一の必須の特権レベルです。</text:p>
      <text:p text:style-name="P76">マシンモード（Mモード）で実行されるコードは、マシン実装に対する低レベルのアクセス権を持つため、通常は本質的に信頼されています。</text:p>
      <text:p text:style-name="P76">Mモードは、RISC-V上の安全な実行環境を管理するために使用できます。</text:p>
      <text:p text:style-name="P76">ユーザモード（Uモード）および監督者モード（Sモード）は、それぞれ従来のアプリケーションおよびオペレーティングシステムの使用を意図しています。<text:span text:style-name="T22">←対象としています。</text:span></text:p>
      <text:p text:style-name="P76"/>
      <text:p text:style-name="P67">-----------------------------------------------------------------------------------------------------------------------------------</text:p>
      <text:p text:style-name="P56">タイプ1ハイパーバイザをサポートするように設計された以前のハイパーバイザモード（Hモード）は削除され、そして、</text:p>
      <text:p text:style-name="P56">第5章で説明したタイプ1とタイプ2の両方のハイパーバイザーに適した拡張Sモードを使用してハイパーバイザーのサポートに焦点を当てているため、予約されているエンコードスペースが必要です。</text:p>
      <text:p text:style-name="P56"/>
      <text:p text:style-name="P56"/>
      <text:p text:style-name="P56"/>
      <text:p text:style-name="P75"/>
      <text:p text:style-name="P56">Hのエンコーディング空間は、将来の使用のために予約されており、様々な状態記録者のビット位置の後方互換性のない変更を回避するために予約されています。</text:p>
      <text:p text:style-name="P56">ビットポジションは、異なるType-1ハイパーバイザのサポート、または可能であれば付加的な安全な実行モードのために将来再利用される可能性があります。</text:p>
      <text:p text:style-name="P76"/>
      <text:p text:style-name="P76">各特権レベルには、オプションの拡張子とバリアント<text:span text:style-name="T22">(変形、異形)</text:span>を持つ特権ISA拡張のコアセットがあります。</text:p>
      <text:p text:style-name="P76">たとえば、マシンモードでは、アドレス変換とメモリ保護のためのいくつかのオプションの標準バリアントがサポートされています。</text:p>
      <text:p text:style-name="P76">また、第5章で説明したように、監督者モードを拡張してタイプ2ハイパーバイザの実行をサポートすることもできます。</text:p>
      <text:p text:style-name="P76"/>
      <text:p text:style-name="P76">表1.2に示すように、インプリメンテーションでは、実装コストを削減するために、1つから3つの特権モードを削減することができます。</text:p>
      <text:p text:style-name="P76"/>
      <text:p text:style-name="P68">-----------------------------------------------------------------------------------------------------------------------------------</text:p>
      <text:p text:style-name="P57">この説明では、コードが書き込まれる特権レベルを、それが実行される特権モードから分離しようとしますが、2つは頻繁に結びついています。</text:p>
      <text:p text:style-name="P57">たとえば、監督者レベルのオペレーティングシステムは、3つの特権モードを持つシステム上で監督者モードで実行できますが、2つ以上の特権モードを持つシステム上の従来の仮想マシンモニタでは、ユーザモードで実行することもできます。</text:p>
      <text:p text:style-name="P57">いずれの場合も、同じ監督者レベルのオペレーティングシステムバイナリコードを使用し、監督者レベルのSBIにコード化し、監督者レベルの特権命令およびCSRｓを使用できるようにすることを期待しています。</text:p>
      <text:p text:style-name="P57">ゲストOSをユーザモードで実行する場合、すべての監督者レベルのアクションは、より高い特権レベルで実行されているSEEによってトラップとエミュレートされます。</text:p>
      <text:p text:style-name="P76"/>
      <table:table table:name="表3" table:style-name="表3">
        <table:table-column table:style-name="表3.A"/>
        <table:table-column table:style-name="表3.B"/>
        <table:table-column table:style-name="表3.C"/>
        <table:table-row>
          <table:table-cell table:style-name="表3.A1" office:value-type="string">
            <text:p text:style-name="P104">レベル数</text:p>
          </table:table-cell>
          <table:table-cell table:style-name="表3.A1" office:value-type="string">
            <text:p text:style-name="P104">サポートされるモード</text:p>
          </table:table-cell>
          <table:table-cell table:style-name="表3.C1" office:value-type="string">
            <text:p text:style-name="P28">使用<text:span text:style-name="T1">目的</text:span></text:p>
          </table:table-cell>
        </table:table-row>
        <table:table-row>
          <table:table-cell table:style-name="表3.A2" office:value-type="string">
            <text:p text:style-name="P87">1</text:p>
            <text:p text:style-name="P87">2</text:p>
            <text:p text:style-name="P87">3</text:p>
          </table:table-cell>
          <table:table-cell table:style-name="表3.A2" office:value-type="string">
            <text:p text:style-name="P86">M</text:p>
            <text:p text:style-name="P86">M, U</text:p>
            <text:p text:style-name="P86">M, S, U</text:p>
          </table:table-cell>
          <table:table-cell table:style-name="表3.C2" office:value-type="string">
            <text:p text:style-name="P28">シンプルな組み込みシステム</text:p>
            <text:p text:style-name="P28"><text:span text:style-name="T4">安全</text:span>な組み込みシステム</text:p>
            <text:p text:style-name="P28">Unixライクなオペレーティングシステムを実行するシステム</text:p>
          </table:table-cell>
        </table:table-row>
      </table:table>
      <text:p text:style-name="P76"/>
      <text:p text:style-name="P79">表1.2：サポートされている特権モードの組み合わせ</text:p>
      <text:p text:style-name="P76"/>
      <text:p text:style-name="P76">すべてのハードウェア実装は、Mモードを提供する必要があります。これは、マシン全体に自由にアクセスできる唯一のモードであるためです。</text:p>
      <text:p text:style-name="P76">最も単純なRISC-V実装では、Mモードのみが提供されますが、不正または悪意のあるアプリケーションコードに対する保護は提供されません。</text:p>
      <text:p text:style-name="P76"/>
      <text:p text:style-name="P69">-----------------------------------------------------------------------------------------------------------------------------------</text:p>
      <text:p text:style-name="P58">オプションのPMP設備のロック機能は、Mモードのみが実装されていても、ある程度の保護を提供することができます。</text:p>
      <text:p text:style-name="P76"/>
      <text:p text:style-name="P76">多くのRISC-V実装は、アプリケーションコードからシステムの残りの部分を保護するために、少なくともユーザーモード（Uモード）もサポートします。</text:p>
      <text:p text:style-name="P76">監督者・モード（Sモード）を追加すると、監督者・レベルのオペレーティング・システムとSEEの間の分離が可能になります。</text:p>
      <text:p text:style-name="P76"/>
      <text:p text:style-name="P76">ハートは通常、あるトラップ（例えば監督者コールまたはタイマー割込み）が通常より特権モードで動作するトラップハンドラへの切り替えを強制するまで、Uモードでアプリケーションコードを実行します。</text:p>
      <text:p text:style-name="P76">ハートはトラップハンドラを実行し、最終的にUモードで元のトラップされた命令の実行後に実行を再開します。</text:p>
      <text:p text:style-name="P76">特権レベルを上げるトラップは垂直トラップと呼ばれ、同じ特権レベルに留まるトラップは水平トラップと呼ばれます。</text:p>
      <text:p text:style-name="P76">RISC-V特権アーキテクチャは、異なる特権層へのトラップの柔軟なルーティングを提供します。</text:p>
      <text:p text:style-name="P76"/>
      <text:p text:style-name="P70">-----------------------------------------------------------------------------------------------------------------------------------</text:p>
      <text:p text:style-name="P59">水平トラップは、特権レベルの低いモードで水平トラップハンドラに制御を戻す垂直トラップとして実装できます。</text:p>
      <text:p text:style-name="P76"/>
      <text:p text:style-name="P76"/>
      <text:p text:style-name="P81">-- ABI,AEE,SBI,SEEとかの略語はどこかで表にしよう。</text:p>
      <text:p text:style-name="P76"/>
      <text:p text:style-name="P76"/>
      <text:p text:style-name="P82"/>
      <text:p text:style-name="P76">1.4デバッグモード</text:p>
      <text:p text:style-name="P76"/>
      <text:p text:style-name="P76">実装はまた、オフチップデバッグおよび/または製造テストをサポートするためのデバッグモードを含むことができます。</text:p>
      <text:p text:style-name="P76">デバッグモード（Dモード）は、Mモードよりもさらに多くのアクセス権を持つ追加の特権モードと考えることができます。</text:p>
      <text:p text:style-name="P76">個別のデバッグ仕様の提案では、デバッグモードでのRISC-Vハートの動作について説明します。</text:p>
      <text:p text:style-name="P76">デバッグモードでは、DモードでしかアクセスできないいくつかのCSRアドレスが予約されます。また、プラットフォーム上の物理メモリ領域の一部を予約することもできます。</text:p>
      <text:p text:style-name="P76"/>
      <text:p text:style-name="P80">-- 2018/10/21</text:p>
      <text:p text:style-name="P76"/>
      <text:p text:style-name="P76"/>
      <text:p text:style-name="P50"/>
      <text:p text:style-name="P25">-- 1ページ空き、次ページへ</text:p>
      <text:p text:style-name="P12"/>
      <text:p text:style-name="P12"/>
      <text:p text:style-name="P50"/>
      <text:p text:style-name="P4">第2章</text:p>
      <text:p text:style-name="P4"/>
      <text:p text:style-name="P4">制御およびステータスレジスタ（CSR）</text:p>
      <text:p text:style-name="P4"/>
      <text:p text:style-name="P4">システムの主要なオペコードは、RISC-V ISA内のすべての特権命令をエンコードするために使用されます。</text:p>
      <text:p text:style-name="P4">これらは2つの主要なクラスに分けることができます：</text:p>
      <text:p text:style-name="P4">これらは、アトミックにリード・モディファイ・ライト・コントロールおよびステータス・レジスタ（CSRs）、およびその他のすべての特権命令です。</text:p>
      <text:p text:style-name="P4">このマニュアルの第1巻で説明されているユーザーレベルの状態に加えて、実装には追加のCSRsが含まれ、ユーザレベルのマニュアルに記載されたCSR命令を使用して権限レベルのいくつかのサブセットによってアクセス可能です。</text:p>
      <text:p text:style-name="P4">この章では、CSRアドレス空間をマッピングします。</text:p>
      <text:p text:style-name="P4">以下の章では、特権レベルによる各CSRsの機能、および一般に特定の特権レベルと密接に関連するその他の特権命令について説明します。</text:p>
      <text:p text:style-name="P4">CSRと命令は1つの特権レベルに関連付けられていますが、それらはまた、すべての上位の特権レベルでアクセス可能であることに注意してください。</text:p>
      <text:p text:style-name="P4"/>
      <text:p text:style-name="P4">2.1 CSRアドレスマッピング規則</text:p>
      <text:p text:style-name="P4"/>
      <text:p text:style-name="P4">標準のRISC-V ISAは、最大4,096のCSRに対して12ビットの符号化空間（csr [11：0]）を設定します。</text:p>
      <text:p text:style-name="P4">表2.1に示すように、CSRアドレスの上位4ビット（csr [11：8]）を使用して、CSRの読み取りおよび書き込みアクセシビリティを特権レベルに従ってエンコードします。</text:p>
      <text:p text:style-name="P4">上位2ビット（csr [11:10]）は、レジスタが読み/書き（00,01,10）か読み取り専用（11）かを示します。</text:p>
      <text:p text:style-name="P4">次の2ビット（csr [9：8]）は、CSRにアクセスできる最低の特権レベルをエンコードします。</text:p>
      <text:p text:style-name="P4"/>
      <text:p text:style-name="P71">-----------------------------------------------------------------------------------------------------------------------------------</text:p>
      <text:p text:style-name="P60">CSRアドレス規約では、CSRアドレスの上位ビットを使用して、規定のアクセス特権をエンコードします。</text:p>
      <text:p text:style-name="P60">これにより、ハードウェアのエラーチェックが簡素化され、より大きなCSRスペースが提供されますが、CSRのアドレス空間へのマッピングが制限されます。</text:p>
      <text:p text:style-name="P60"/>
      <text:p text:style-name="P60">実装により、特権レベルでは、許可されていないCSRアクセスを低特権レベルでトラップして、これらのアクセスを傍受することができます。</text:p>
      <text:p text:style-name="P60">この変更は、特権の低いソフトウェアにとっては透過的でなければなりません。</text:p>
      <text:p text:style-name="P4"/>
      <text:p text:style-name="P4">存在しないCSRにアクセスしようとすると、不正な命令例外が発生します。</text:p>
      <text:p text:style-name="P4">適切な権限レベルを持たないCSRにアクセスしたり、読み取り専用レジスタを書き込んだりすると、不正な命令例外も発生します。</text:p>
      <text:p text:style-name="P4">読み出し/書き込みレジスタには、読み出し専用ビットが含まれている場合があります。この場合、読み出し専用ビットへの書き込みは無視されます。</text:p>
      <text:p text:style-name="P4"/>
      <text:p text:style-name="P4"/>
      <text:p text:style-name="P50"/>
      <table:table table:name="表4" table:style-name="表4">
        <table:table-column table:style-name="表4.A"/>
        <table:table-column table:style-name="表4.B"/>
        <table:table-column table:style-name="表4.C"/>
        <table:table-column table:style-name="表4.D"/>
        <table:table-column table:style-name="表4.E"/>
        <table:table-row>
          <table:table-cell table:style-name="表4.A1" table:number-columns-spanned="3" office:value-type="string">
            <text:p text:style-name="P84">CSR アドレス</text:p>
          </table:table-cell>
          <table:covered-table-cell/>
          <table:covered-table-cell/>
          <table:table-cell table:style-name="表4.A1" table:number-rows-spanned="2" office:value-type="string">
            <text:p text:style-name="P84">16進</text:p>
          </table:table-cell>
          <table:table-cell table:style-name="表4.E1" table:number-rows-spanned="2" office:value-type="string">
            <text:p text:style-name="P104">使用とアクセシビリティ</text:p>
          </table:table-cell>
        </table:table-row>
        <table:table-row>
          <table:table-cell table:style-name="表4.A2" office:value-type="string">
            <text:p text:style-name="P84">[11:10]</text:p>
          </table:table-cell>
          <table:table-cell table:style-name="表4.A2" office:value-type="string">
            <text:p text:style-name="P84">[9:8]</text:p>
          </table:table-cell>
          <table:table-cell table:style-name="表4.A2" office:value-type="string">
            <text:p text:style-name="P84">[7:6]</text:p>
          </table:table-cell>
          <table:covered-table-cell/>
          <table:covered-table-cell/>
        </table:table-row>
        <table:table-row>
          <table:table-cell table:style-name="表4.A3" table:number-columns-spanned="5" office:value-type="string">
            <text:p text:style-name="P84">ユーザー CSRs</text:p>
          </table:table-cell>
          <table:covered-table-cell/>
          <table:covered-table-cell/>
          <table:covered-table-cell/>
          <table:covered-table-cell/>
        </table:table-row>
        <table:table-row>
          <table:table-cell table:style-name="表4.A2" office:value-type="string">
            <text:p text:style-name="P91">00</text:p>
            <text:p text:style-name="P91">01</text:p>
            <text:p text:style-name="P91">10</text:p>
            <text:p text:style-name="P91">11</text:p>
            <text:p text:style-name="P91">11</text:p>
          </table:table-cell>
          <table:table-cell table:style-name="表4.A2" office:value-type="string">
            <text:p text:style-name="P91">00</text:p>
            <text:p text:style-name="P91">00</text:p>
            <text:p text:style-name="P91">00</text:p>
            <text:p text:style-name="P91">00</text:p>
            <text:p text:style-name="P91">00</text:p>
          </table:table-cell>
          <table:table-cell table:style-name="表4.A2" office:value-type="string">
            <text:p text:style-name="P91">XX</text:p>
            <text:p text:style-name="P91">XX</text:p>
            <text:p text:style-name="P91">XX</text:p>
            <text:p text:style-name="P91">00-10</text:p>
            <text:p text:style-name="P91">11</text:p>
          </table:table-cell>
          <table:table-cell table:style-name="表4.A2" office:value-type="string">
            <text:p text:style-name="P91">0x000-0x0FF</text:p>
            <text:p text:style-name="P91">0x400-0x4FF</text:p>
            <text:p text:style-name="P91">0x800-0x8FF</text:p>
            <text:p text:style-name="P91">0xC00-0xCBF</text:p>
            <text:p text:style-name="P91">0xCC0-0xCFF</text:p>
          </table:table-cell>
          <table:table-cell table:style-name="表4.A3" office:value-type="string">
            <text:p text:style-name="P89">標準 読み／書き</text:p>
            <text:p text:style-name="P89">標準 読み／書き</text:p>
            <text:p text:style-name="P89">非標準 読み／書き</text:p>
            <text:p text:style-name="P89">標準 読み取り専用</text:p>
            <text:p text:style-name="P90">非標準 読み取り専用</text:p>
          </table:table-cell>
        </table:table-row>
        <table:table-row>
          <table:table-cell table:style-name="表4.A3" table:number-columns-spanned="5" office:value-type="string">
            <text:p text:style-name="P84">監督者 CSRs</text:p>
          </table:table-cell>
          <table:covered-table-cell/>
          <table:covered-table-cell/>
          <table:covered-table-cell/>
          <table:covered-table-cell/>
        </table:table-row>
        <table:table-row>
          <table:table-cell table:style-name="表4.A2" office:value-type="string">
            <text:p text:style-name="P92">00</text:p>
            <text:p text:style-name="P92">01</text:p>
            <text:p text:style-name="P92">01</text:p>
            <text:p text:style-name="P92">10</text:p>
            <text:p text:style-name="P92">10</text:p>
            <text:p text:style-name="P92">11</text:p>
            <text:p text:style-name="P92">11</text:p>
          </table:table-cell>
          <table:table-cell table:style-name="表4.A2" office:value-type="string">
            <text:p text:style-name="P92">01</text:p>
            <text:p text:style-name="P92">01</text:p>
            <text:p text:style-name="P92">01</text:p>
            <text:p text:style-name="P92">01</text:p>
            <text:p text:style-name="P92">01</text:p>
            <text:p text:style-name="P92">01</text:p>
            <text:p text:style-name="P92">01</text:p>
          </table:table-cell>
          <table:table-cell table:style-name="表4.A2" office:value-type="string">
            <text:p text:style-name="P92">XX</text:p>
            <text:p text:style-name="P92">00-10</text:p>
            <text:p text:style-name="P92">11</text:p>
            <text:p text:style-name="P92">00-10</text:p>
            <text:p text:style-name="P92">11</text:p>
            <text:p text:style-name="P92">00-10</text:p>
            <text:p text:style-name="P92">11</text:p>
          </table:table-cell>
          <table:table-cell table:style-name="表4.A2" office:value-type="string">
            <text:p text:style-name="P92">0x100-0x1FF</text:p>
            <text:p text:style-name="P92">0x500-0x5BF</text:p>
            <text:p text:style-name="P92">0x5C0-0x5FF</text:p>
            <text:p text:style-name="P92">0x900-0x9BF</text:p>
            <text:p text:style-name="P92">0x9C0-0x9FF</text:p>
            <text:p text:style-name="P92">0xD00-0xDBF</text:p>
            <text:p text:style-name="P92">0xDC0-0xDFF</text:p>
          </table:table-cell>
          <table:table-cell table:style-name="表4.A3" office:value-type="string">
            <text:p text:style-name="P90">標準 読み／書き</text:p>
            <text:p text:style-name="P90">標準 読み／書き</text:p>
            <text:p text:style-name="P90">非標準 読み／書き</text:p>
            <text:p text:style-name="P90">標準 読み／書き</text:p>
            <text:p text:style-name="P90">非標準 読み／書き</text:p>
            <text:p text:style-name="P90">標準 読み取り専用</text:p>
            <text:p text:style-name="P90">非標準 読み取り専用</text:p>
          </table:table-cell>
        </table:table-row>
        <table:table-row>
          <table:table-cell table:style-name="表4.A3" table:number-columns-spanned="5" office:value-type="string">
            <text:p text:style-name="P92">予約 CSRs</text:p>
          </table:table-cell>
          <table:covered-table-cell/>
          <table:covered-table-cell/>
          <table:covered-table-cell/>
          <table:covered-table-cell/>
        </table:table-row>
        <table:table-row>
          <table:table-cell table:style-name="表4.A2" office:value-type="string">
            <text:p text:style-name="P84">XX</text:p>
          </table:table-cell>
          <table:table-cell table:style-name="表4.A2" office:value-type="string">
            <text:p text:style-name="P84">10</text:p>
          </table:table-cell>
          <table:table-cell table:style-name="表4.A2" office:value-type="string">
            <text:p text:style-name="P84">XX</text:p>
          </table:table-cell>
          <table:table-cell table:style-name="表4.A2" office:value-type="string">
            <text:p text:style-name="P84">予約</text:p>
          </table:table-cell>
          <table:table-cell table:style-name="表4.A3" office:value-type="string">
            <text:p text:style-name="P104"/>
          </table:table-cell>
        </table:table-row>
        <table:table-row>
          <table:table-cell table:style-name="表4.A3" table:number-columns-spanned="5" office:value-type="string">
            <text:p text:style-name="P84">マシン CSRs</text:p>
          </table:table-cell>
          <table:covered-table-cell/>
          <table:covered-table-cell/>
          <table:covered-table-cell/>
          <table:covered-table-cell/>
        </table:table-row>
        <table:table-row>
          <table:table-cell table:style-name="表4.A2" office:value-type="string">
            <text:p text:style-name="P92">00</text:p>
            <text:p text:style-name="P92">01</text:p>
            <text:p text:style-name="P92">01</text:p>
            <text:p text:style-name="P92">01</text:p>
            <text:p text:style-name="P92">01</text:p>
            <text:p text:style-name="P92">10</text:p>
            <text:p text:style-name="P92">10</text:p>
            <text:p text:style-name="P92">11</text:p>
            <text:p text:style-name="P92">11</text:p>
          </table:table-cell>
          <table:table-cell table:style-name="表4.A2" office:value-type="string">
            <text:p text:style-name="P92">11</text:p>
            <text:p text:style-name="P92">11</text:p>
            <text:p text:style-name="P92">11</text:p>
            <text:p text:style-name="P92">11</text:p>
            <text:p text:style-name="P92">11</text:p>
            <text:p text:style-name="P92">11</text:p>
            <text:p text:style-name="P92">11</text:p>
            <text:p text:style-name="P92">11</text:p>
            <text:p text:style-name="P92">11</text:p>
          </table:table-cell>
          <table:table-cell table:style-name="表4.A2" office:value-type="string">
            <text:p text:style-name="P92">XX</text:p>
            <text:p text:style-name="P92">00-10</text:p>
            <text:p text:style-name="P92">10</text:p>
            <text:p text:style-name="P92">10</text:p>
            <text:p text:style-name="P92">11</text:p>
            <text:p text:style-name="P92">00-10</text:p>
            <text:p text:style-name="P92">11</text:p>
            <text:p text:style-name="P92">00-10</text:p>
            <text:p text:style-name="P92">11</text:p>
          </table:table-cell>
          <table:table-cell table:style-name="表4.A2" office:value-type="string">
            <text:p text:style-name="P92">0x300-0x3FF</text:p>
            <text:p text:style-name="P92">0x700-0x79F</text:p>
            <text:p text:style-name="P92">0x7A0-0x7AF</text:p>
            <text:p text:style-name="P92">0x7B0-0x7BF</text:p>
            <text:p text:style-name="P92">0x7C0-0x7FF</text:p>
            <text:p text:style-name="P92">0xB00-0xBBF</text:p>
            <text:p text:style-name="P92">0xBC0-0xBFF</text:p>
            <text:p text:style-name="P92">0xF00-0xFBF</text:p>
            <text:p text:style-name="P92">0xFC0-0xFFF</text:p>
          </table:table-cell>
          <table:table-cell table:style-name="表4.A3" office:value-type="string">
            <text:p text:style-name="P90">標準 読み／書き</text:p>
            <text:p text:style-name="P90">標準 読み／書き</text:p>
            <text:p text:style-name="P90">標準 読み／書き デバッグ CSRs</text:p>
            <text:p text:style-name="P90">デバッグモードのみ CSRs</text:p>
            <text:p text:style-name="P90">非標準 読み／書き</text:p>
            <text:p text:style-name="P90">標準 読み／書き</text:p>
            <text:p text:style-name="P90">非標準 読み／書き</text:p>
            <text:p text:style-name="P90">標準 読み取り専用</text:p>
            <text:p text:style-name="P90">非標準 読み取り専用</text:p>
          </table:table-cell>
        </table:table-row>
      </table:table>
      <text:p text:style-name="P4"/>
      <text:p text:style-name="P13">表2.1：RISC-V CSRアドレス範囲の割り当て。</text:p>
      <text:p text:style-name="P4"/>
      <text:p text:style-name="P4">表2.1はまた、標準と非標準の使用の間にCSRアドレスを割り当てる規則を示しています。</text:p>
      <text:p text:style-name="P4">非標準的な使用のために予約されたCSRアドレスは、将来の標準拡張によって再定義されません。</text:p>
      <text:p text:style-name="P4"/>
      <text:p text:style-name="P72">-----------------------------------------------------------------------------------------------------------------------------------</text:p>
      <text:p text:style-name="P61">私たちは、シャドーCSRsのためのCSRスペースの明示的な割り当てを廃止し、他のCSRsを割り当てた方がより柔軟になるようにしました。</text:p>
      <text:p text:style-name="P61">シャドーCSRsは、適切なR / W空間に追加することができます。</text:p>
      <text:p text:style-name="P61">カウンタは、現在の仕様では唯一のシャドーされたCSRです。</text:p>
      <text:p text:style-name="P61"/>
      <text:p text:style-name="P61">シャドーCSRsは読み取り／書き込み・アドレスを提供し、より高い特権レベルでより低い特権レベルで読取り専用のレジスタを変更することができます。</text:p>
      <text:p text:style-name="P61">1つの特権レベルで既に読取り/書込みシャドウ・アドレスが割り当てられている場合は、より高い特権レベルであれば、同じレジスタへの読み取り/書き込みアクセスに同じCSRアドレスを使用できます。</text:p>
      <text:p text:style-name="P61"/>
      <text:p text:style-name="P61">効果的な仮想化では、仮想化された環境内で可能な限り多くの命令をネイティブに実行する必要があり、特権アクセスは仮想マシンモニタ[1]にトラップします。</text:p>
      <text:p text:style-name="P61">より低い特権レベルで読み取り専用のCSRsは、より高い特権レベルで読み書き可能にされている場合、別のCSRアドレスにシャドーイングされます。</text:p>
      <text:p text:style-name="P61">これにより、許可された低特権アクセスのトラップを回避しながら、不正アクセスのトラップを引き起こします。<text:span text:style-name="T13">←発生させます。</text:span></text:p>
      <text:p text:style-name="P4"/>
      <text:p text:style-name="P4">マシンモード標準の読み書き可能なCSR 0x7A0-0x7BFは、デバッグシステムで使用するために予約されています。</text:p>
      <text:p text:style-name="P4">実装は、これらのレジスタへのマシンモードアクセスで不正な命令例外を発生させるべきです。<text:span text:style-name="T13">←必要があります。</text:span></text:p>
      <text:p text:style-name="P4"/>
      <text:p text:style-name="P27">-- 2018/10/27</text:p>
      <text:p text:style-name="P50"/>
      <text:p text:style-name="P4">2.2 CSRリスト</text:p>
      <text:p text:style-name="P4"/>
      <text:p text:style-name="P4">表2.2-2.5に、現在CSRアドレスが割り当てられているCSRsの一覧を示します。</text:p>
      <text:p text:style-name="P4">タイマー、カウンタ、および浮動小数点CSRsは、標準的なユーザレベルのCSRであり、N拡張によって追加されたユーザトラップレジスタも追加されています。</text:p>
      <text:p text:style-name="P4">他のレジスタは、次の章で説明するように、特権コードによって使用されます。</text:p>
      <text:p text:style-name="P4">すべての実装ですべてのレジスタが必要というわけではないことに注意してください。</text:p>
      <text:p text:style-name="P4"/>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88">番号</text:p>
          </table:table-cell>
          <table:table-cell table:style-name="表5.A1" office:value-type="string">
            <text:p text:style-name="P88">特権</text:p>
          </table:table-cell>
          <table:table-cell table:style-name="表5.A1" office:value-type="string">
            <text:p text:style-name="P88">名前</text:p>
          </table:table-cell>
          <table:table-cell table:style-name="表5.D1" office:value-type="string">
            <text:p text:style-name="P88">説明</text:p>
          </table:table-cell>
        </table:table-row>
        <table:table-row>
          <table:table-cell table:style-name="表5.A2" table:number-columns-spanned="4" office:value-type="string">
            <text:p text:style-name="P106">ユーザートラップ設定</text:p>
          </table:table-cell>
          <table:covered-table-cell/>
          <table:covered-table-cell/>
          <table:covered-table-cell/>
        </table:table-row>
        <table:table-row>
          <table:table-cell table:style-name="表5.A3" office:value-type="string">
            <text:p text:style-name="P93">0x000</text:p>
            <text:p text:style-name="P93">0x004</text:p>
            <text:p text:style-name="P93">0x005</text:p>
          </table:table-cell>
          <table:table-cell table:style-name="表5.A3" office:value-type="string">
            <text:p text:style-name="P93">URW</text:p>
            <text:p text:style-name="P93">URW</text:p>
            <text:p text:style-name="P93">URW</text:p>
          </table:table-cell>
          <table:table-cell table:style-name="表5.A3" office:value-type="string">
            <text:p text:style-name="P93">ustatus</text:p>
            <text:p text:style-name="P93">uie</text:p>
            <text:p text:style-name="P93">utvec</text:p>
          </table:table-cell>
          <table:table-cell table:style-name="表5.A2" office:value-type="string">
            <text:p text:style-name="P88">ユーザー状態レジスタ。</text:p>
            <text:p text:style-name="P88">ユーザー割り込み有効レジスタ。</text:p>
            <text:p text:style-name="P88">ユーザトラップハンドラのベースアドレス。</text:p>
          </table:table-cell>
        </table:table-row>
        <table:table-row>
          <table:table-cell table:style-name="表5.A2" table:number-columns-spanned="4" office:value-type="string">
            <text:p text:style-name="P106">ユーザートラップ処理</text:p>
          </table:table-cell>
          <table:covered-table-cell/>
          <table:covered-table-cell/>
          <table:covered-table-cell/>
        </table:table-row>
        <table:table-row>
          <table:table-cell table:style-name="表5.A3" office:value-type="string">
            <text:p text:style-name="P88">0x040</text:p>
            <text:p text:style-name="P94">0x041</text:p>
            <text:p text:style-name="P94">0x042</text:p>
            <text:p text:style-name="P94">0x043</text:p>
            <text:p text:style-name="P94">0x044</text:p>
          </table:table-cell>
          <table:table-cell table:style-name="表5.A3" office:value-type="string">
            <text:p text:style-name="P94">URW</text:p>
            <text:p text:style-name="P94">URW</text:p>
            <text:p text:style-name="P94">URW</text:p>
            <text:p text:style-name="P94">URW</text:p>
            <text:p text:style-name="P94">URW</text:p>
          </table:table-cell>
          <table:table-cell table:style-name="表5.A3" office:value-type="string">
            <text:p text:style-name="P94">uscratch</text:p>
            <text:p text:style-name="P94">uepc</text:p>
            <text:p text:style-name="P94">ucause</text:p>
            <text:p text:style-name="P94">utval</text:p>
            <text:p text:style-name="P94"><text:span text:style-name="T23">u</text:span>ip</text:p>
          </table:table-cell>
          <table:table-cell table:style-name="表5.A2" office:value-type="string">
            <text:p text:style-name="P28">ユーザトラップハンドラのためのスクラッチレジスタ。</text:p>
            <text:p text:style-name="P28">ユーザー例外プログラムカウンタ。</text:p>
            <text:p text:style-name="P28">ユーザトラップの原因。</text:p>
            <text:p text:style-name="P28">ユーザーのアドレスまたは命令が<text:span text:style-name="T1">不正</text:span>。</text:p>
            <text:p text:style-name="P28">ユーザー割り込み保留中。</text:p>
          </table:table-cell>
        </table:table-row>
        <table:table-row>
          <table:table-cell table:style-name="表5.A2" table:number-columns-spanned="4" office:value-type="string">
            <text:p text:style-name="P31">ユーザ浮動小数点CSR<text:span text:style-name="T1">s</text:span></text:p>
          </table:table-cell>
          <table:covered-table-cell/>
          <table:covered-table-cell/>
          <table:covered-table-cell/>
        </table:table-row>
        <table:table-row>
          <table:table-cell table:style-name="表5.A3" office:value-type="string">
            <text:p text:style-name="P88">0x001</text:p>
            <text:p text:style-name="P88">0x002</text:p>
            <text:p text:style-name="P88">0x003</text:p>
          </table:table-cell>
          <table:table-cell table:style-name="表5.A3" office:value-type="string">
            <text:p text:style-name="P88">URW</text:p>
            <text:p text:style-name="P95">URW</text:p>
            <text:p text:style-name="P95">URW</text:p>
          </table:table-cell>
          <table:table-cell table:style-name="表5.A3" office:value-type="string">
            <text:p text:style-name="P95">fflags</text:p>
            <text:p text:style-name="P95">frm</text:p>
            <text:p text:style-name="P95">fcsr</text:p>
          </table:table-cell>
          <table:table-cell table:style-name="表5.A2" office:value-type="string">
            <text:p text:style-name="P104">浮動小数点発生例外。</text:p>
            <text:p text:style-name="P104">浮動小数点動的丸めモード<text:span text:style-name="T1">。</text:span></text:p>
            <text:p text:style-name="P28">浮動小数点制御およ<text:span text:style-name="T1">び状態</text:span>レジスタ(frm + fflags)<text:span text:style-name="T1">。</text:span></text:p>
          </table:table-cell>
        </table:table-row>
        <table:table-row>
          <table:table-cell table:style-name="表5.A2" table:number-columns-spanned="4" office:value-type="string">
            <text:p text:style-name="P106">ユーザカウンタ/タイマ</text:p>
          </table:table-cell>
          <table:covered-table-cell/>
          <table:covered-table-cell/>
          <table:covered-table-cell/>
        </table:table-row>
        <table:table-row>
          <table:table-cell table:style-name="表5.A3" office:value-type="string">
            <text:p text:style-name="P95">0xC00</text:p>
            <text:p text:style-name="P95">0xC01</text:p>
            <text:p text:style-name="P95">0xC02</text:p>
            <text:p text:style-name="P95">0xC03</text:p>
            <text:p text:style-name="P95">0xC04</text:p>
            <text:p text:style-name="P95"/>
            <text:p text:style-name="P95">0xC1F</text:p>
            <text:p text:style-name="P95">0xC80</text:p>
            <text:p text:style-name="P95">0xC81</text:p>
            <text:p text:style-name="P95">0xC82</text:p>
            <text:p text:style-name="P95">0xC83</text:p>
            <text:p text:style-name="P95">0xC84</text:p>
            <text:p text:style-name="P95"/>
            <text:p text:style-name="P95">0xC9F</text:p>
          </table:table-cell>
          <table:table-cell table:style-name="表5.A3" office:value-type="string">
            <text:p text:style-name="P95">URO</text:p>
            <text:p text:style-name="P96">URO</text:p>
            <text:p text:style-name="P96">URO</text:p>
            <text:p text:style-name="P96">URO</text:p>
            <text:p text:style-name="P96">URO</text:p>
            <text:p text:style-name="P96"/>
            <text:p text:style-name="P96">URO</text:p>
            <text:p text:style-name="P96">URO</text:p>
            <text:p text:style-name="P96">URO</text:p>
            <text:p text:style-name="P96">URO</text:p>
            <text:p text:style-name="P96">URO</text:p>
            <text:p text:style-name="P96">URO</text:p>
            <text:p text:style-name="P96"/>
            <text:p text:style-name="P96">URO</text:p>
          </table:table-cell>
          <table:table-cell table:style-name="表5.A3" office:value-type="string">
            <text:p text:style-name="P97">cycle</text:p>
            <text:p text:style-name="P97">time</text:p>
            <text:p text:style-name="P97">insret</text:p>
            <text:p text:style-name="P97">hpmcounter3</text:p>
            <text:p text:style-name="P97">hpmcounter4</text:p>
            <text:p text:style-name="P97">：</text:p>
            <text:p text:style-name="P97">hpmcounter31</text:p>
            <text:p text:style-name="P97">cycleh</text:p>
            <text:p text:style-name="P97">timeh</text:p>
            <text:p text:style-name="P97">instreth</text:p>
            <text:p text:style-name="P97">hpmcounter3h</text:p>
            <text:p text:style-name="P97">hpmcounter4h</text:p>
            <text:p text:style-name="P97">：</text:p>
            <text:p text:style-name="P97">hpmcounter31h</text:p>
          </table:table-cell>
          <table:table-cell table:style-name="表5.A2" office:value-type="string">
            <text:p text:style-name="P104">RDCYCLE命令のサイクルカウンタ。</text:p>
            <text:p text:style-name="P122">RDTIME命令のタイマ。</text:p>
            <text:p text:style-name="P122">RDINSTRET命令の命令リタイヤカウンタ。</text:p>
            <text:p text:style-name="P122">パフォーマンス監視カウンタ</text:p>
            <text:p text:style-name="P122">パフォーマンス監視カウンタ</text:p>
            <text:p text:style-name="P122"/>
            <text:p text:style-name="P123">パフォーマンス監視カウンタ</text:p>
            <text:p text:style-name="P28"><text:span text:style-name="T6">cycle</text:span><text:span text:style-name="T5">の上位32ビット、RV32Iのみ</text:span></text:p>
            <text:p text:style-name="P28"><text:span text:style-name="T6">time</text:span><text:span text:style-name="T5">の上位32ビット、RV32Iのみ。</text:span></text:p>
            <text:p text:style-name="P28"><text:span text:style-name="T6">instret</text:span><text:span text:style-name="T5">の上位32ビット、RV32Iのみ。</text:span></text:p>
            <text:p text:style-name="P123">hpmcounter3の上位32ビット、RV32Iのみ。</text:p>
            <text:p text:style-name="P28"><text:span text:style-name="T5">hpmcounter</text:span><text:span text:style-name="T7">4</text:span><text:span text:style-name="T5">の上位32ビット、RV32Iのみ。</text:span></text:p>
            <text:p text:style-name="P123"/>
            <text:p text:style-name="P28"><text:span text:style-name="T5">hpmcounter3</text:span><text:span text:style-name="T7">1</text:span><text:span text:style-name="T5">の上位32ビット、RV32Iのみ。</text:span></text:p>
          </table:table-cell>
        </table:table-row>
      </table:table>
      <text:p text:style-name="P4"/>
      <text:p text:style-name="P13">表2.2：現在割り当てられているRISC-VユーザーレベルのCSRアドレス。</text:p>
      <text:p text:style-name="P4"/>
      <text:p text:style-name="P4"/>
      <text:p text:style-name="P50"/>
      <text:p text:style-name="P4"/>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98">番号</text:p>
          </table:table-cell>
          <table:table-cell table:style-name="表6.A1" office:value-type="string">
            <text:p text:style-name="P88">特権</text:p>
          </table:table-cell>
          <table:table-cell table:style-name="表6.A1" office:value-type="string">
            <text:p text:style-name="P88">名前</text:p>
          </table:table-cell>
          <table:table-cell table:style-name="表6.D1" office:value-type="string">
            <text:p text:style-name="P88">説明</text:p>
          </table:table-cell>
        </table:table-row>
        <table:table-row>
          <table:table-cell table:style-name="表6.A2" table:number-columns-spanned="4" office:value-type="string">
            <text:p text:style-name="P84">監督者トラップ設定</text:p>
          </table:table-cell>
          <table:covered-table-cell/>
          <table:covered-table-cell/>
          <table:covered-table-cell/>
        </table:table-row>
        <table:table-row>
          <table:table-cell table:style-name="表6.A3" office:value-type="string">
            <text:p text:style-name="P98">0x100</text:p>
            <text:p text:style-name="P98">0x102</text:p>
            <text:p text:style-name="P98">0x103</text:p>
            <text:p text:style-name="P98">0x104</text:p>
            <text:p text:style-name="P98">0x105</text:p>
            <text:p text:style-name="P98">0x106</text:p>
          </table:table-cell>
          <table:table-cell table:style-name="表6.A3" office:value-type="string">
            <text:p text:style-name="P98">SRW</text:p>
            <text:p text:style-name="P98">SRW</text:p>
            <text:p text:style-name="P98">SRW</text:p>
            <text:p text:style-name="P98">SRW</text:p>
            <text:p text:style-name="P98">SRW</text:p>
            <text:p text:style-name="P98">SRW</text:p>
          </table:table-cell>
          <table:table-cell table:style-name="表6.A3" office:value-type="string">
            <text:p text:style-name="P98">sstatus</text:p>
            <text:p text:style-name="P98">sedeleg</text:p>
            <text:p text:style-name="P98">sideleg</text:p>
            <text:p text:style-name="P98">sie</text:p>
            <text:p text:style-name="P98">stvec</text:p>
            <text:p text:style-name="P98">scountern</text:p>
          </table:table-cell>
          <table:table-cell table:style-name="表6.A2" office:value-type="string">
            <text:p text:style-name="P28"><text:span text:style-name="T8">監督者状態</text:span>レジスタ。</text:p>
            <text:p text:style-name="P28"><text:span text:style-name="T1">監督者</text:span>例外委任登録。</text:p>
            <text:p text:style-name="P28">監督者割り込み委譲レジスタ。</text:p>
            <text:p text:style-name="P32">監督者割り込み有効レジスタ。</text:p>
            <text:p text:style-name="P32">監督者トラップハンドラのベースアドレス。</text:p>
            <text:p text:style-name="P32">監督者カウンタ有効。</text:p>
          </table:table-cell>
        </table:table-row>
        <table:table-row>
          <table:table-cell table:style-name="表6.A2" table:number-columns-spanned="4" office:value-type="string">
            <text:p text:style-name="P31">監督者トラップの処理</text:p>
          </table:table-cell>
          <table:covered-table-cell/>
          <table:covered-table-cell/>
          <table:covered-table-cell/>
        </table:table-row>
        <table:table-row>
          <table:table-cell table:style-name="表6.A3" office:value-type="string">
            <text:p text:style-name="P98">0x140</text:p>
            <text:p text:style-name="P98">0x141</text:p>
            <text:p text:style-name="P98">0x142</text:p>
            <text:p text:style-name="P98">0x143</text:p>
            <text:p text:style-name="P98">0x144</text:p>
          </table:table-cell>
          <table:table-cell table:style-name="表6.A3" office:value-type="string">
            <text:p text:style-name="P98">SRW</text:p>
            <text:p text:style-name="P98">SRW</text:p>
            <text:p text:style-name="P98">SRW</text:p>
            <text:p text:style-name="P98">SRW</text:p>
            <text:p text:style-name="P98">SRW</text:p>
          </table:table-cell>
          <table:table-cell table:style-name="表6.A3" office:value-type="string">
            <text:p text:style-name="P98">sscratch</text:p>
            <text:p text:style-name="P98">sepc</text:p>
            <text:p text:style-name="P98">scause</text:p>
            <text:p text:style-name="P98">stval</text:p>
            <text:p text:style-name="P98">sip</text:p>
          </table:table-cell>
          <table:table-cell table:style-name="表6.A2" office:value-type="string">
            <text:p text:style-name="P28">監督者トラップハンドラのスクラッチレジスタ。</text:p>
            <text:p text:style-name="P28">監督者例外プログラムカウンタ。</text:p>
            <text:p text:style-name="P28">監督者トラップの原因。</text:p>
            <text:p text:style-name="P28">監督者の不良アドレスまたは命令。</text:p>
            <text:p text:style-name="P28">監督者割り込み保留中。</text:p>
          </table:table-cell>
        </table:table-row>
        <table:table-row>
          <table:table-cell table:style-name="表6.A2" table:number-columns-spanned="4" office:value-type="string">
            <text:p text:style-name="P106">監督者保護と翻訳</text:p>
          </table:table-cell>
          <table:covered-table-cell/>
          <table:covered-table-cell/>
          <table:covered-table-cell/>
        </table:table-row>
        <table:table-row>
          <table:table-cell table:style-name="表6.A3" office:value-type="string">
            <text:p text:style-name="P99">0x180</text:p>
          </table:table-cell>
          <table:table-cell table:style-name="表6.A3" office:value-type="string">
            <text:p text:style-name="P99">SRW</text:p>
          </table:table-cell>
          <table:table-cell table:style-name="表6.A3" office:value-type="string">
            <text:p text:style-name="P99">satp</text:p>
          </table:table-cell>
          <table:table-cell table:style-name="表6.A2" office:value-type="string">
            <text:p text:style-name="P104">監督者のアドレス変換と保護</text:p>
          </table:table-cell>
        </table:table-row>
      </table:table>
      <text:p text:style-name="P4"/>
      <text:p text:style-name="P13">表2.3：現在割り当てられているRISC-V監督者レベルのCSRアドレス。</text:p>
      <text:p text:style-name="P4"/>
      <text:p text:style-name="P4">-<text:span text:style-name="T13">- scratch register ってなんだろ。scratchって削るとか、引っ掻くっていういみだよね。</text:span></text:p>
      <text:p text:style-name="P4"/>
      <text:p text:style-name="P4"/>
      <text:p text:style-name="P50"/>
      <text:p text:style-name="P4"/>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100">番号</text:p>
          </table:table-cell>
          <table:table-cell table:style-name="表7.A1" office:value-type="string">
            <text:p text:style-name="P88">特権</text:p>
          </table:table-cell>
          <table:table-cell table:style-name="表7.A1" office:value-type="string">
            <text:p text:style-name="P88">名前</text:p>
          </table:table-cell>
          <table:table-cell table:style-name="表7.D1" office:value-type="string">
            <text:p text:style-name="P88">説明</text:p>
          </table:table-cell>
        </table:table-row>
        <table:table-row>
          <table:table-cell table:style-name="表7.A2" table:number-columns-spanned="4" office:value-type="string">
            <text:p text:style-name="P106">マシン情報レジスタ</text:p>
          </table:table-cell>
          <table:covered-table-cell/>
          <table:covered-table-cell/>
          <table:covered-table-cell/>
        </table:table-row>
        <table:table-row>
          <table:table-cell table:style-name="表7.A3" office:value-type="string">
            <text:p text:style-name="P100">0xF11</text:p>
            <text:p text:style-name="P100">0xF12</text:p>
            <text:p text:style-name="P100">0xF13</text:p>
            <text:p text:style-name="P100">0xF14</text:p>
          </table:table-cell>
          <table:table-cell table:style-name="表7.A3" office:value-type="string">
            <text:p text:style-name="P100">MRO</text:p>
            <text:p text:style-name="P100">MRO</text:p>
            <text:p text:style-name="P100">MRO</text:p>
            <text:p text:style-name="P100">MRO</text:p>
          </table:table-cell>
          <table:table-cell table:style-name="表7.A3" office:value-type="string">
            <text:p text:style-name="P100">mvendorid</text:p>
            <text:p text:style-name="P100">marchid</text:p>
            <text:p text:style-name="P100">mimpid</text:p>
            <text:p text:style-name="P100">mhartid</text:p>
          </table:table-cell>
          <table:table-cell table:style-name="表7.A2" office:value-type="string">
            <text:p text:style-name="P104">ベンダーID。</text:p>
            <text:p text:style-name="P104">アーキテクチャID。</text:p>
            <text:p text:style-name="P104">実装ID。</text:p>
            <text:p text:style-name="P28">ハードウェアスレッドID。</text:p>
          </table:table-cell>
        </table:table-row>
        <table:table-row>
          <table:table-cell table:style-name="表7.A2" table:number-columns-spanned="4" office:value-type="string">
            <text:p text:style-name="P106">マシントラップ<text:span text:style-name="T9">設定</text:span></text:p>
          </table:table-cell>
          <table:covered-table-cell/>
          <table:covered-table-cell/>
          <table:covered-table-cell/>
        </table:table-row>
        <table:table-row>
          <table:table-cell table:style-name="表7.A3" office:value-type="string">
            <text:p text:style-name="P100">0x300</text:p>
            <text:p text:style-name="P100">0x301</text:p>
            <text:p text:style-name="P100">0x302</text:p>
            <text:p text:style-name="P100">0x303</text:p>
            <text:p text:style-name="P100">0x304</text:p>
            <text:p text:style-name="P100">0x305</text:p>
            <text:p text:style-name="P100">0x306</text:p>
          </table:table-cell>
          <table:table-cell table:style-name="表7.A3" office:value-type="string">
            <text:p text:style-name="P100">MRW</text:p>
            <text:p text:style-name="P100">MRW</text:p>
            <text:p text:style-name="P100">MRW</text:p>
            <text:p text:style-name="P100">MRW</text:p>
            <text:p text:style-name="P100">MRW</text:p>
            <text:p text:style-name="P100">MRW</text:p>
            <text:p text:style-name="P100">MRW</text:p>
          </table:table-cell>
          <table:table-cell table:style-name="表7.A3" office:value-type="string">
            <text:p text:style-name="P100">mstatus</text:p>
            <text:p text:style-name="P100">misa</text:p>
            <text:p text:style-name="P100">medeleg</text:p>
            <text:p text:style-name="P100">mideleg</text:p>
            <text:p text:style-name="P100">mie</text:p>
            <text:p text:style-name="P100">mtvec</text:p>
            <text:p text:style-name="P100">mcounteren</text:p>
          </table:table-cell>
          <table:table-cell table:style-name="表7.A2" office:value-type="string">
            <text:p text:style-name="P104">マシン<text:span text:style-name="T10">状態</text:span>レジスタ。</text:p>
            <text:p text:style-name="P28">ISAと拡張機能</text:p>
            <text:p text:style-name="P28">マシン例外委譲レジスタ。</text:p>
            <text:p text:style-name="P28">マシン割り込み委譲レジスタ。</text:p>
            <text:p text:style-name="P28">マシン割込み許可レジスタ。</text:p>
            <text:p text:style-name="P28">マシントラップハンドラのベースアドレス。</text:p>
            <text:p text:style-name="P28">マシンカウンター<text:span text:style-name="T10">有効</text:span>。</text:p>
          </table:table-cell>
        </table:table-row>
        <table:table-row>
          <table:table-cell table:style-name="表7.A2" table:number-columns-spanned="4" office:value-type="string">
            <text:p text:style-name="P31">マシントラップの処理</text:p>
          </table:table-cell>
          <table:covered-table-cell/>
          <table:covered-table-cell/>
          <table:covered-table-cell/>
        </table:table-row>
        <table:table-row>
          <table:table-cell table:style-name="表7.A3" office:value-type="string">
            <text:p text:style-name="P101">0x340</text:p>
            <text:p text:style-name="P101">0x341</text:p>
            <text:p text:style-name="P101">0x342</text:p>
            <text:p text:style-name="P101">0x343</text:p>
            <text:p text:style-name="P101">0x344</text:p>
          </table:table-cell>
          <table:table-cell table:style-name="表7.A3" office:value-type="string">
            <text:p text:style-name="P101">MRW</text:p>
            <text:p text:style-name="P101">MRW</text:p>
            <text:p text:style-name="P101">MRW</text:p>
            <text:p text:style-name="P101">MRW</text:p>
            <text:p text:style-name="P101">MRW</text:p>
          </table:table-cell>
          <table:table-cell table:style-name="表7.A3" office:value-type="string">
            <text:p text:style-name="P101">mscratch</text:p>
            <text:p text:style-name="P101">mepc</text:p>
            <text:p text:style-name="P101">mcause</text:p>
            <text:p text:style-name="P101">mtval</text:p>
            <text:p text:style-name="P101">mip</text:p>
          </table:table-cell>
          <table:table-cell table:style-name="表7.A2" office:value-type="string">
            <text:p text:style-name="P104">マシントラップハンドラのスクラッチレジスタ。</text:p>
            <text:p text:style-name="P104">マシン例外プログラムカウンタ。</text:p>
            <text:p text:style-name="P104">マシントラップ原因。</text:p>
            <text:p text:style-name="P28">マシンのアドレスまたは命令<text:span text:style-name="T10">が</text:span>不正。</text:p>
            <text:p text:style-name="P29">マシン割り込み保留中。</text:p>
          </table:table-cell>
        </table:table-row>
        <table:table-row>
          <table:table-cell table:style-name="表7.A2" table:number-columns-spanned="4" office:value-type="string">
            <text:p text:style-name="P106"><text:span text:style-name="T1">マシン</text:span>の保護と翻訳</text:p>
          </table:table-cell>
          <table:covered-table-cell/>
          <table:covered-table-cell/>
          <table:covered-table-cell/>
        </table:table-row>
        <table:table-row>
          <table:table-cell table:style-name="表7.A3" office:value-type="string">
            <text:p text:style-name="P101">0x3A0</text:p>
            <text:p text:style-name="P101">0x3A1</text:p>
            <text:p text:style-name="P101">0x3A2</text:p>
            <text:p text:style-name="P101">0x3A3</text:p>
            <text:p text:style-name="P101">0x3B0</text:p>
            <text:p text:style-name="P101">0x3B1</text:p>
            <text:p text:style-name="P101"/>
            <text:p text:style-name="P101">0x3BF</text:p>
          </table:table-cell>
          <table:table-cell table:style-name="表7.A3" office:value-type="string">
            <text:p text:style-name="P101">MRW</text:p>
            <text:p text:style-name="P101">MRW</text:p>
            <text:p text:style-name="P101">MRW</text:p>
            <text:p text:style-name="P101">MRW</text:p>
            <text:p text:style-name="P101">MRW</text:p>
            <text:p text:style-name="P101">MRW</text:p>
            <text:p text:style-name="P101"/>
            <text:p text:style-name="P101">MRW</text:p>
          </table:table-cell>
          <table:table-cell table:style-name="表7.A3" office:value-type="string">
            <text:p text:style-name="P101">pmpcfg0</text:p>
            <text:p text:style-name="P101">pmpcfg1</text:p>
            <text:p text:style-name="P101">pmpcfg2</text:p>
            <text:p text:style-name="P101">pmpcfg3</text:p>
            <text:p text:style-name="P101">pmpaddr0</text:p>
            <text:p text:style-name="P101">pmpaddr1</text:p>
            <text:p text:style-name="P101">：</text:p>
            <text:p text:style-name="P101">pmpaddr15</text:p>
          </table:table-cell>
          <table:table-cell table:style-name="表7.A2" office:value-type="string">
            <text:p text:style-name="P104">物理メモリ保護構成。</text:p>
            <text:p text:style-name="P28">物理メモリ保護構成、RV32のみ。</text:p>
            <text:p text:style-name="P28">物理メモリ保護構成<text:span text:style-name="T1">。</text:span></text:p>
            <text:p text:style-name="P124">物理メモリ保護構成、RV32のみ。</text:p>
            <text:p text:style-name="P124">物理メモリ保護アドレスレジスタ。</text:p>
            <text:p text:style-name="P124">物理メモリ保護アドレスレジスタ。</text:p>
            <text:p text:style-name="P124">：</text:p>
            <text:p text:style-name="P124">物理メモリ保護アドレスレジスタ。</text:p>
          </table:table-cell>
        </table:table-row>
      </table:table>
      <text:p text:style-name="P4"/>
      <text:p text:style-name="P13">表2.4：現在割り当てられているRISC-VマシンレベルのCSRアドレス。</text:p>
      <text:p text:style-name="P4"/>
      <text:p text:style-name="P4"/>
      <text:p text:style-name="P50"/>
      <text:p text:style-name="P4"/>
      <table:table table:name="表8" table:style-name="表8">
        <table:table-column table:style-name="表8.A" table:number-columns-repeated="2"/>
        <table:table-column table:style-name="表8.C"/>
        <table:table-column table:style-name="表8.D"/>
        <table:table-row>
          <table:table-cell table:style-name="表8.A1" office:value-type="string">
            <text:p text:style-name="P101">番号</text:p>
          </table:table-cell>
          <table:table-cell table:style-name="表8.A1" office:value-type="string">
            <text:p text:style-name="P88">特権</text:p>
          </table:table-cell>
          <table:table-cell table:style-name="表8.A1" office:value-type="string">
            <text:p text:style-name="P88">名前</text:p>
          </table:table-cell>
          <table:table-cell table:style-name="表8.D1" office:value-type="string">
            <text:p text:style-name="P88">説明</text:p>
          </table:table-cell>
        </table:table-row>
        <table:table-row>
          <table:table-cell table:style-name="表8.A2" table:number-columns-spanned="4" office:value-type="string">
            <text:p text:style-name="P106">マシンカウンタ/タイマ</text:p>
          </table:table-cell>
          <table:covered-table-cell/>
          <table:covered-table-cell/>
          <table:covered-table-cell/>
        </table:table-row>
        <table:table-row>
          <table:table-cell table:style-name="表8.A3" office:value-type="string">
            <text:p text:style-name="P101">0xB00</text:p>
            <text:p text:style-name="P101">0xB02</text:p>
            <text:p text:style-name="P101">0xB03</text:p>
            <text:p text:style-name="P101">0xB04</text:p>
            <text:p text:style-name="P101"/>
            <text:p text:style-name="P101">0xB1F</text:p>
            <text:p text:style-name="P101">0xB80</text:p>
            <text:p text:style-name="P101">0xB82</text:p>
            <text:p text:style-name="P101">0xB83</text:p>
            <text:p text:style-name="P101">0xB84</text:p>
            <text:p text:style-name="P101"/>
            <text:p text:style-name="P101">0xB9F</text:p>
          </table:table-cell>
          <table:table-cell table:style-name="表8.A3" office:value-type="string">
            <text:p text:style-name="P101">MRW</text:p>
            <text:p text:style-name="P101">MRW</text:p>
            <text:p text:style-name="P101">MRW</text:p>
            <text:p text:style-name="P101">MRW</text:p>
            <text:p text:style-name="P101"/>
            <text:p text:style-name="P101">MRW</text:p>
            <text:p text:style-name="P101">MRW</text:p>
            <text:p text:style-name="P101">MRW</text:p>
            <text:p text:style-name="P101">MRW</text:p>
            <text:p text:style-name="P101">MRW</text:p>
            <text:p text:style-name="P101"/>
            <text:p text:style-name="P101">MRW</text:p>
          </table:table-cell>
          <table:table-cell table:style-name="表8.A3" office:value-type="string">
            <text:p text:style-name="P101">mcycle</text:p>
            <text:p text:style-name="P101">minstret</text:p>
            <text:p text:style-name="P101">mhpmcounter3</text:p>
            <text:p text:style-name="P101">mhpmcounter4</text:p>
            <text:p text:style-name="P101">：</text:p>
            <text:p text:style-name="P101">mhpmcounter31</text:p>
            <text:p text:style-name="P102">mcycleh</text:p>
            <text:p text:style-name="P102">minstreth</text:p>
            <text:p text:style-name="P102">mhpmcounter3h</text:p>
            <text:p text:style-name="P102">mhpmcounter4h</text:p>
            <text:p text:style-name="P102">：</text:p>
            <text:p text:style-name="P102">mhpmcounter31h</text:p>
          </table:table-cell>
          <table:table-cell table:style-name="表8.A2" office:value-type="string">
            <text:p text:style-name="P28">マシンサイクルカウンタ。</text:p>
            <text:p text:style-name="P30">マシン命令 – 退役カウンタ。</text:p>
            <text:p text:style-name="P28">マシン性能監視カウンタ。</text:p>
            <text:p text:style-name="P28">マシン性能監視カウンタ。</text:p>
            <text:p text:style-name="P28"/>
            <text:p text:style-name="P28">マシン性能監視カウンタ。</text:p>
            <text:p text:style-name="P28">mcycleの上位32ビット、RV32Iのみ。</text:p>
            <text:p text:style-name="P28">minstretの上位32ビット、RV32Iのみ。</text:p>
            <text:p text:style-name="P28">mhpmcounter3の上位32ビット、RV32Iのみ。</text:p>
            <text:p text:style-name="P28">mhpmcounter<text:span text:style-name="T11">4</text:span>の上位32ビット、RV32Iのみ。</text:p>
            <text:p text:style-name="P28"/>
            <text:p text:style-name="P28">mhpmcounter3<text:span text:style-name="T11">1</text:span>の上位32ビット、RV32Iのみ。</text:p>
          </table:table-cell>
        </table:table-row>
        <table:table-row>
          <table:table-cell table:style-name="表8.A2" table:number-columns-spanned="4" office:value-type="string">
            <text:p text:style-name="P31">マシンカウンタ設定</text:p>
          </table:table-cell>
          <table:covered-table-cell/>
          <table:covered-table-cell/>
          <table:covered-table-cell/>
        </table:table-row>
        <table:table-row>
          <table:table-cell table:style-name="表8.A3" office:value-type="string">
            <text:p text:style-name="P102">0x323</text:p>
            <text:p text:style-name="P102">0x324</text:p>
            <text:p text:style-name="P102"/>
            <text:p text:style-name="P102">0x33F</text:p>
          </table:table-cell>
          <table:table-cell table:style-name="表8.A3" office:value-type="string">
            <text:p text:style-name="P102">MRW</text:p>
            <text:p text:style-name="P102">MRW</text:p>
            <text:p text:style-name="P102"/>
            <text:p text:style-name="P102">MRW</text:p>
          </table:table-cell>
          <table:table-cell table:style-name="表8.A3" office:value-type="string">
            <text:p text:style-name="P102">mhpmevent3</text:p>
            <text:p text:style-name="P102">mhpmevent4</text:p>
            <text:p text:style-name="P102"/>
            <text:p text:style-name="P102">mhpmevent31</text:p>
          </table:table-cell>
          <table:table-cell table:style-name="表8.A2" office:value-type="string">
            <text:p text:style-name="P28">マシン<text:span text:style-name="T11">性能</text:span>監視イベントセレクタ</text:p>
            <text:p text:style-name="P30">マシン<text:span text:style-name="T11">性能</text:span>監視イベントセレクタ</text:p>
            <text:p text:style-name="P30"/>
            <text:p text:style-name="P30">マシン<text:span text:style-name="T11">性能</text:span>監視イベントセレクタ</text:p>
          </table:table-cell>
        </table:table-row>
        <table:table-row>
          <table:table-cell table:style-name="表8.A2" table:number-columns-spanned="4" office:value-type="string">
            <text:p text:style-name="P106">デバッグ/<text:span text:style-name="T12">追跡</text:span>レジスタ（デバッグモードと共有）</text:p>
          </table:table-cell>
          <table:covered-table-cell/>
          <table:covered-table-cell/>
          <table:covered-table-cell/>
        </table:table-row>
        <table:table-row>
          <table:table-cell table:style-name="表8.A3" office:value-type="string">
            <text:p text:style-name="P102">0x7A0</text:p>
            <text:p text:style-name="P102">0x7A1</text:p>
            <text:p text:style-name="P102">0x7A2</text:p>
            <text:p text:style-name="P102">0x7A3</text:p>
          </table:table-cell>
          <table:table-cell table:style-name="表8.A3" office:value-type="string">
            <text:p text:style-name="P102">MRW</text:p>
            <text:p text:style-name="P102">MRW</text:p>
            <text:p text:style-name="P102">MRW</text:p>
            <text:p text:style-name="P102">MRW</text:p>
          </table:table-cell>
          <table:table-cell table:style-name="表8.A3" office:value-type="string">
            <text:p text:style-name="P102">tselect</text:p>
            <text:p text:style-name="P102">tdata1</text:p>
            <text:p text:style-name="P102">tdata2</text:p>
            <text:p text:style-name="P102">tdata3</text:p>
          </table:table-cell>
          <table:table-cell table:style-name="表8.A2" office:value-type="string">
            <text:p text:style-name="P105">デバッグ/<text:span text:style-name="T12">追跡</text:span>トリガレジスタの選択。</text:p>
            <text:p text:style-name="P105">最初のデバッグ/<text:span text:style-name="T12">追跡</text:span>トリガデータレジスタ。</text:p>
            <text:p text:style-name="P105">第2のデバッグ/<text:span text:style-name="T12">追跡</text:span>トリガデータレジスタ。</text:p>
            <text:p text:style-name="P105">第3のデバッグ/ト<text:span text:style-name="T12">追跡</text:span>トリガデータレジスタ。</text:p>
          </table:table-cell>
        </table:table-row>
        <table:table-row>
          <table:table-cell table:style-name="表8.A2" table:number-columns-spanned="4" office:value-type="string">
            <text:p text:style-name="P106">デバッグモードレジスタ</text:p>
          </table:table-cell>
          <table:covered-table-cell/>
          <table:covered-table-cell/>
          <table:covered-table-cell/>
        </table:table-row>
        <table:table-row>
          <table:table-cell table:style-name="表8.A3" office:value-type="string">
            <text:p text:style-name="P103">0x7B0</text:p>
            <text:p text:style-name="P103">0x7B1</text:p>
            <text:p text:style-name="P103">0x7B2</text:p>
          </table:table-cell>
          <table:table-cell table:style-name="表8.A3" office:value-type="string">
            <text:p text:style-name="P103">DRW</text:p>
            <text:p text:style-name="P103">DRW</text:p>
            <text:p text:style-name="P103">DRW</text:p>
          </table:table-cell>
          <table:table-cell table:style-name="表8.A3" office:value-type="string">
            <text:p text:style-name="P103">dcsr</text:p>
            <text:p text:style-name="P103">dpc</text:p>
            <text:p text:style-name="P103">dscratch</text:p>
          </table:table-cell>
          <table:table-cell table:style-name="表8.A2" office:value-type="string">
            <text:p text:style-name="P104">デバッグ制御および<text:span text:style-name="T12">状態</text:span>レジスタ。</text:p>
            <text:p text:style-name="P104">デバッグPC。</text:p>
            <text:p text:style-name="P105">デバッグスクラッチレジスタ。</text:p>
          </table:table-cell>
        </table:table-row>
      </table:table>
      <text:p text:style-name="P4"/>
      <text:p text:style-name="P13">表2.5：現在割り当てられているRISC-VマシンレベルのCSRアドレス。</text:p>
      <text:p text:style-name="P4"/>
      <text:p text:style-name="P4"/>
      <text:p text:style-name="P50"/>
      <text:p text:style-name="P14">2.3 CSRフィールドの仕様</text:p>
      <text:p text:style-name="P14"/>
      <text:p text:style-name="P14">以下の定義および略語は、CSR内のフィールドの動作を指定する際に使用されます。</text:p>
      <text:p text:style-name="P14"/>
      <text:p text:style-name="P14">予約済み書き込み無視、読み込み無視値（WIRI） <text:span text:style-name="T13">← リードした値は無視してねってこと</text:span></text:p>
      <text:p text:style-name="P14"/>
      <text:p text:style-name="P14">読み取り専用と読み取り/書き込みレジスタの中には、将来の使用のために予約された読み取り専用フィールドがあるものもあります。</text:p>
      <text:p text:style-name="P14">これらの予約済みの読み取り専用フィールドは、読み取り時に無視する必要があります。</text:p>
      <text:p text:style-name="P14">これらのフィールドへの書き込みは、CSR全体が読み取り専用でない限り、無効です。この場合、書き込みによって不正な命令例外が発生する可能性があります。</text:p>
      <text:p text:style-name="P14">これらのフィールドは、レジスタ記述でWIRIとラベル付けされています。</text:p>
      <text:p text:style-name="P14"/>
      <text:p text:style-name="P14">予約済み書き込みは値を保持し、無視値を読み込みます（WPRI）</text:p>
      <text:p text:style-name="P14"/>
      <text:p text:style-name="P14">一部の読み取り/書き込みフィールド全体は、将来の使用のために予約されています。<text:span text:style-name="T13">← someはいくつか、wholeは全体 約合ってるるかな</text:span></text:p>
      <text:p text:style-name="P14">ソフトウェアはこれらのフィールドから読み取った値を無視し、同じレジスタの他のフィールドに値を書き込むときにこれらのフィールドに保持されている値を保持する必要があります。<text:span text:style-name="T13">←予約されてるので読んだ値は無視してね。書いた時に書き換わっちゃダメよってことかな。</text:span></text:p>
      <text:p text:style-name="P14">これらのフィールドは、レジスタ記述でWPRIと表示されます。</text:p>
      <text:p text:style-name="P14"/>
      <text:p text:style-name="P73">-----------------------------------------------------------------------------------------------------------------------------------</text:p>
      <text:p text:style-name="P62">ソフトウェアモデルを簡素化するために、CSR内の以前に予約されたフィールドの将来互換性のある将来の定義は、非原子的な読み取り/修正/書き込みシーケンスがCSRの他のフィールドを更新するために使用される可能性に対処しなければならなりません。<text:span text:style-name="T13">←対処する必要があります。</text:span></text:p>
      <text:p text:style-name="P62">あるいは<text:span text:style-name="T13">(また)</text:span>、元のCSR定義では、サブフィールドをアトミックにしか更新できない(<text:span text:style-name="T13">アトミックにのみ更新できるように)</text:span>ことを指定しなければならず、中間値が合法<text:span text:style-name="T13">(有効)</text:span>でない場合に問題となる2命令のクリアビット/セットビットシーケンスが一般的に必要となる可能性があります。<text:span text:style-name="T13">← うーん、いまいちわからん</text:span></text:p>
      <text:p text:style-name="P14"/>
      <text:p text:style-name="P14">書き込み/読み取り 専用<text:span text:style-name="T13">(のみ)</text:span>の有効値（WLRL）</text:p>
      <text:p text:style-name="P14"/>
      <text:p text:style-name="P14">いくつかの読み取り/書き込みCSRフィールドは、可能なビットエンコーディングのサブセットのみの動作を指定し、その他のビットエンコーディングは予約されています。</text:p>
      <text:p text:style-name="P14">ソフトウェアは、そのようなフィールドに正当な値以外を書き込むべきではなく、最後の書き込みが正当な値でないか、別の操作（例えばリセット）からレジスタが書き込まれていない限り、 レジスタを正しい値に設定します。</text:p>
      <text:p text:style-name="P14">これらのフィールドは、レジスタの説明でWLRLというラベルが付けられています。</text:p>
      <text:p text:style-name="P14"/>
      <text:p text:style-name="P73">-----------------------------------------------------------------------------------------------------------------------------------</text:p>
      <text:p text:style-name="P62">ハードウェアの実装では、サポートされている値を区別するのに十分な状態ビットを実装するだけで済みますが<text:span text:style-name="T13">(実装する必要がありますが)</text:span>、読み込み時にサポートされている値の完全な指定されたビットエンコーディングを常に返す必要があります。</text:p>
      <text:p text:style-name="P14"/>
      <text:p text:style-name="P14">命令がサポートされていない値をCSRフィールドに書き込もうとすると、実装は許可されますが、不正命令例外を発生させる必要はありません。</text:p>
      <text:p text:style-name="P14">ハードウェア実装は、最後の書き込みが不正な値であったときにCSRフィールドの読み込みで任意のビットパターンを返すことができますが、返される値は前回書き込まれた値に依存します。</text:p>
      <text:p text:style-name="P14"/>
      <text:p text:style-name="P14"/>
      <text:p text:style-name="P51"/>
      <text:p text:style-name="P14">すべての値を書き込み、有効値を読み取り（WARL）</text:p>
      <text:p text:style-name="P14"/>
      <text:p text:style-name="P14">いくつかの読み取り/書き込みCSRフィールドは、ビットエンコーディングのサブセットに対してのみ定義されますが、読み取られるたびに正しい値を返すことを保証しながら任意の値を書き込むことができます。</text:p>
      <text:p text:style-name="P14">CSRの記述に他に副作用がないと仮定すると、サポートされている値の範囲は、希望の設定を書き込んだり、その値が保持されているかどうかを調べることによって判断できます。</text:p>
      <text:p text:style-name="P14">これらのフィールドは、レジスタの説明でWARLというラベルが付けられています。</text:p>
      <text:p text:style-name="P4"/>
      <text:p text:style-name="P4">実装では、サポートされていない値のWARLフィールドへの書き込みに関する例外は発生しません。</text:p>
      <text:p text:style-name="P4">実装は、特定の不正な値が書き込まれた後、常に確定的に同じ正当な値を返す必要があります。</text:p>
      <text:p text:style-name="P4"/>
      <text:p text:style-name="P27">-- 2018/10/28</text:p>
      <text:p text:style-name="P4"/>
      <text:p text:style-name="P4"/>
      <text:p text:style-name="P50"/>
      <text:p text:style-name="P4">第3章</text:p>
      <text:p text:style-name="P4"/>
      <text:p text:style-name="P4">マシンレベルISA、バージョン1.10</text:p>
      <text:p text:style-name="P4"/>
      <text:p text:style-name="P4"/>
      <text:p text:style-name="P4"/>
      <text:p text:style-name="P24">--ここまで。これ以降はこれから翻訳。 @shibatchii</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MP2" style:family="paragraph" style:parent-style-name="Footer">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第2巻：RISC-V特権アーキテクチャV1.10</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0-28T22:20:01.457000000</dc:date>
    <meta:editing-duration>P5DT12H59M59S</meta:editing-duration>
    <meta:editing-cycles>214</meta:editing-cycles>
    <meta:document-statistic meta:table-count="8" meta:image-count="0" meta:object-count="0" meta:page-count="26" meta:paragraph-count="886" meta:word-count="18025" meta:character-count="26800" meta:non-whitespace-character-count="23380"/>
  </office:meta>
</office:document-meta>
</file>